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6.729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009cm" svg:stroke-color="#000000" svg:stroke-opacity="100%" draw:stroke-linejoin="miter" svg:stroke-linecap="butt" draw:fill="solid" draw:fill-color="#f2f2f2" draw:opacity="100%" draw:textarea-horizontal-align="center" draw:textarea-vertical-align="middle" draw:auto-grow-height="false" draw:auto-grow-width="false" fo:min-height="4.328cm" fo:min-width="13.017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09cm" svg:stroke-color="#000000" svg:stroke-opacity="100%" draw:stroke-linejoin="miter" svg:stroke-linecap="butt" draw:fill="solid" draw:fill-color="#f2f2f2" draw:opacity="100%" draw:textarea-horizontal-align="center" draw:textarea-vertical-align="middle" draw:auto-grow-height="false" draw:auto-grow-width="false" fo:min-height="3.175cm" fo:min-width="13.017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09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min-height="0.09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118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solid" svg:stroke-width="0.009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min-height="0.878cm" fo:min-width="0.624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09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min-height="0.521cm" fo:min-width="0.391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906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svg:stroke-width="0.009cm" svg:stroke-color="#000000" draw:marker-start-width="0.213cm" draw:marker-end-width="0.213cm" draw:fill-color="#d9d9d9" draw:textarea-horizontal-align="center" draw:textarea-vertical-align="middle" draw:auto-grow-height="false" fo:min-height="0.546cm" fo:min-width="2.492cm" fo:padding-top="0.127cm" fo:padding-bottom="0.127cm" fo:padding-left="0.254cm" fo:padding-right="0.25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.118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solid" svg:stroke-width="0.009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0.982cm" fo:min-width="2.414cm"/>
    </style:style>
    <style:style style:name="gr13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3.56cm" fo:min-width="1.7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015cm" fo:min-width="1.891cm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0.508cm" fo:min-width="1.891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2.56cm" fo:min-width="2.508cm"/>
    </style:style>
    <style:style style:name="gr17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1.306cm" fo:min-width="0.774cm"/>
    </style:style>
    <style:style style:name="gr18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solid" svg:stroke-width="0.018cm" svg:stroke-color="#767171" draw:marker-start="a899" draw:marker-end="a900" svg:stroke-opacity="100%" draw:stroke-linejoin="miter" svg:stroke-linecap="butt" draw:fill="none" fo:padding-top="0.134cm" fo:padding-bottom="0.134cm" fo:padding-left="0.259cm" fo:padding-right="0.259cm"/>
    </style:style>
    <style:style style:name="gr22" style:family="graphic" style:parent-style-name="standard">
      <style:graphic-properties draw:stroke="solid" svg:stroke-width="0.018cm" svg:stroke-color="#767171" draw:marker-start="a912" draw:marker-end="a913" svg:stroke-opacity="100%" draw:stroke-linejoin="miter" svg:stroke-linecap="butt" draw:fill="none" fo:padding-top="0.134cm" fo:padding-bottom="0.134cm" fo:padding-left="0.259cm" fo:padding-right="0.259cm"/>
    </style:style>
    <style:style style:name="gr23" style:family="graphic" style:parent-style-name="objectwithoutfill">
      <style:graphic-properties draw:stroke="dash" draw:stroke-dash="Fine_20_Dashed" draw:fill="none" draw:textarea-vertical-align="middle"/>
    </style:style>
    <style:style style:name="gr24" style:family="graphic" style:parent-style-name="standard">
      <style:graphic-properties draw:stroke="none" draw:fill="none" fo:min-height="0.4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20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0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03cm"/>
    </style:style>
    <style:style style:name="gr32" style:family="graphic" style:parent-style-name="standard">
      <style:graphic-properties draw:stroke="solid" svg:stroke-width="0.018cm" svg:stroke-color="#767171" draw:marker-start="a881" draw:marker-end="a882" svg:stroke-opacity="100%" draw:stroke-linejoin="miter" svg:stroke-linecap="butt" draw:fill="none" fo:padding-top="0.134cm" fo:padding-bottom="0.134cm" fo:padding-left="0.259cm" fo:padding-right="0.259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889cm" fo:min-width="1.486cm" fo:padding-top="0.127cm" fo:padding-bottom="0.127cm" fo:padding-left="0.254cm" fo:padding-right="0.254cm" fo:wrap-option="no-wrap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9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8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5.299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0.044cm" fo:min-width="0cm" fo:padding-top="0.127cm" fo:padding-bottom="0.127cm" fo:padding-left="0.254cm" fo:padding-right="0.254cm" fo:wrap-option="wrap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false" fo:min-height="1.522cm" fo:min-width="1.891cm" fo:padding-top="0.127cm" fo:padding-bottom="0.127cm" fo:padding-left="0.254cm" fo:padding-right="0.254cm" fo:wrap-option="no-wrap"/>
    </style:style>
    <style:style style:name="gr42" style:family="graphic" style:parent-style-name="standard">
      <style:graphic-properties svg:stroke-width="0.035cm" svg:stroke-color="#000000" draw:marker-start-width="0.304cm" draw:marker-end-width="0.304cm" draw:fill-color="#000000" draw:textarea-horizontal-align="center" draw:textarea-vertical-align="middle" draw:auto-grow-height="false" fo:min-height="0.146cm" fo:min-width="0.092cm" fo:padding-top="0.127cm" fo:padding-bottom="0.127cm" fo:padding-left="0.254cm" fo:padding-right="0.254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2.055cm" fo:padding-top="0.127cm" fo:padding-bottom="0.127cm" fo:padding-left="0.254cm" fo:padding-right="0.254cm" fo:wrap-option="no-wrap"/>
    </style:style>
    <style:style style:name="gr44" style:family="graphic" style:parent-style-name="standard">
      <style:graphic-properties svg:stroke-width="0.035cm" svg:stroke-color="#000000" draw:marker-start-width="0.252cm" draw:marker-end-width="0.252cm" draw:fill-color="#000000" draw:textarea-horizontal-align="center" draw:textarea-vertical-align="middle" draw:auto-grow-height="false" fo:min-height="0.082cm" fo:min-width="0cm" fo:padding-top="0.127cm" fo:padding-bottom="0.127cm" fo:padding-left="0.254cm" fo:padding-right="0.254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2.737cm" fo:padding-top="0.127cm" fo:padding-bottom="0.127cm" fo:padding-left="0.254cm" fo:padding-right="0.254cm" fo:wrap-option="no-wrap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.911cm" fo:padding-top="0.127cm" fo:padding-bottom="0.127cm" fo:padding-left="0.254cm" fo:padding-right="0.254cm" fo:wrap-option="no-wrap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2.546cm" fo:padding-top="0.127cm" fo:padding-bottom="0.127cm" fo:padding-left="0.254cm" fo:padding-right="0.254cm" fo:wrap-option="no-wrap"/>
    </style:style>
    <style:style style:name="gr48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0cm" fo:min-width="3.2cm"/>
    </style:style>
    <style:style style:name="gr49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0cm" fo:min-width="6.2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015cm" fo:min-width="2.335cm" fo:padding-top="0.127cm" fo:padding-bottom="0.127cm" fo:padding-left="0.254cm" fo:padding-right="0.254cm" fo:wrap-option="no-wrap"/>
    </style:style>
    <style:style style:name="gr51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0cm" fo:min-width="3.582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false" fo:min-height="2.536cm" fo:min-width="1.891cm" fo:padding-top="0.127cm" fo:padding-bottom="0.127cm" fo:padding-left="0.254cm" fo:padding-right="0.254cm" fo:wrap-option="no-wrap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14.129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2.783cm" fo:padding-top="0.127cm" fo:padding-bottom="0.127cm" fo:padding-left="0.254cm" fo:padding-right="0.254cm" fo:wrap-option="no-wrap"/>
    </style:style>
    <style:style style:name="gr55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0cm" fo:min-width="0cm" fo:padding-top="0.127cm" fo:padding-bottom="0.127cm" fo:padding-left="0.254cm" fo:padding-right="0.254cm" fo:wrap-option="wrap"/>
    </style:style>
    <style:style style:name="gr56" style:family="graphic" style:parent-style-name="standard">
      <style:graphic-properties svg:stroke-width="0.035cm" svg:stroke-color="#000000" draw:marker-start-width="0.252cm" draw:marker-end-width="0.252cm" draw:fill-color="#000000" draw:textarea-horizontal-align="center" draw:textarea-vertical-align="middle" draw:auto-grow-height="false" fo:min-height="0cm" fo:min-width="0cm" fo:padding-top="0.127cm" fo:padding-bottom="0.127cm" fo:padding-left="0.254cm" fo:padding-right="0.254cm"/>
    </style:style>
    <style:style style:name="gr57" style:family="graphic" style:parent-style-name="standard">
      <style:graphic-properties svg:stroke-width="0.035cm" svg:stroke-color="#808080" draw:marker-start-width="0.2cm" draw:marker-end-width="0.2cm" draw:fill-color="#808080" draw:textarea-horizontal-align="center" draw:textarea-vertical-align="middle" draw:auto-grow-height="false" fo:min-height="0.044cm" fo:min-width="0cm" fo:padding-top="0.127cm" fo:padding-bottom="0.127cm" fo:padding-left="0.254cm" fo:padding-right="0.254cm"/>
    </style:style>
    <style:style style:name="gr58" style:family="graphic" style:parent-style-name="standard">
      <style:graphic-properties draw:stroke="solid" svg:stroke-width="0.035cm" svg:stroke-color="#808080" svg:stroke-opacity="100%" draw:stroke-linejoin="miter" svg:stroke-linecap="butt" draw:fill="solid" draw:fill-color="#808080" draw:opacity="100%" draw:textarea-horizontal-align="center" draw:textarea-vertical-align="middle" draw:auto-grow-height="false" draw:auto-grow-width="false" fo:min-height="0.044cm" fo:min-width="0cm" fo:padding-top="0.127cm" fo:padding-bottom="0.127cm" fo:padding-left="0.254cm" fo:padding-right="0.254cm" fo:wrap-option="wrap"/>
    </style:style>
    <style:style style:name="gr59" style:family="graphic" style:parent-style-name="standard">
      <style:graphic-properties svg:stroke-width="0.035cm" svg:stroke-color="#000000" draw:marker-start-width="0.356cm" draw:marker-end-width="0.356cm" draw:fill-color="#000000" draw:textarea-horizontal-align="center" draw:textarea-vertical-align="middle" draw:auto-grow-height="false" fo:min-height="0.17cm" fo:min-width="0cm" fo:padding-top="0.127cm" fo:padding-bottom="0.127cm" fo:padding-left="0.254cm" fo:padding-right="0.254cm"/>
    </style:style>
    <style:style style:name="gr60" style:family="graphic" style:parent-style-name="standard">
      <style:graphic-properties svg:stroke-width="0.035cm" svg:stroke-color="#000000" draw:marker-start-width="0.408cm" draw:marker-end-width="0.408cm" draw:fill-color="#000000" draw:textarea-horizontal-align="center" draw:textarea-vertical-align="middle" draw:auto-grow-height="false" fo:min-height="0.17cm" fo:min-width="0cm" fo:padding-top="0.127cm" fo:padding-bottom="0.127cm" fo:padding-left="0.254cm" fo:padding-right="0.254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3.541cm" fo:padding-top="0.127cm" fo:padding-bottom="0.127cm" fo:padding-left="0.254cm" fo:padding-right="0.254cm" fo:wrap-option="no-wrap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3.279cm" fo:padding-top="0.127cm" fo:padding-bottom="0.127cm" fo:padding-left="0.254cm" fo:padding-right="0.254cm" fo:wrap-option="no-wrap"/>
    </style:style>
    <style:style style:name="gr6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svg:stroke-width="0.035cm" svg:stroke-color="#000000" draw:marker-start-width="0.408cm" draw:marker-end-width="0.408cm" draw:fill-color="#000000" draw:textarea-horizontal-align="center" draw:textarea-vertical-align="middle" draw:auto-grow-height="false" fo:min-height="0.046cm" fo:min-width="0cm" fo:padding-top="0.127cm" fo:padding-bottom="0.127cm" fo:padding-left="0.254cm" fo:padding-right="0.254cm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3.575cm" fo:wrap-option="wrap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3.204cm" fo:wrap-option="wrap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46cm" fo:min-width="1.906cm" fo:padding-top="0.127cm" fo:padding-bottom="0.127cm" fo:padding-left="0.254cm" fo:padding-right="0.254cm" fo:wrap-option="no-wrap"/>
    </style:style>
    <style:style style:name="gr68" style:family="graphic" style:parent-style-name="standard">
      <style:graphic-properties svg:stroke-width="0.035cm" svg:stroke-color="#808080" draw:marker-start-width="0.2cm" draw:marker-end-width="0.2cm" draw:fill-color="#808080" draw:textarea-horizontal-align="center" draw:textarea-vertical-align="middle" draw:auto-grow-height="false" fo:min-height="0.082cm" fo:min-width="0cm" fo:padding-top="0.127cm" fo:padding-bottom="0.127cm" fo:padding-left="0.254cm" fo:padding-right="0.254cm"/>
    </style:style>
    <style:style style:name="gr69" style:family="graphic" style:parent-style-name="standard">
      <style:graphic-properties svg:stroke-width="0.035cm" svg:stroke-color="#808080" draw:marker-start-width="0.2cm" draw:marker-end-width="0.2cm" draw:fill-color="#808080" draw:textarea-horizontal-align="center" draw:textarea-vertical-align="middle" draw:auto-grow-height="false" fo:min-height="0.146cm" fo:min-width="0.092cm" fo:padding-top="0.127cm" fo:padding-bottom="0.127cm" fo:padding-left="0.254cm" fo:padding-right="0.254cm"/>
    </style:style>
    <style:style style:name="gr70" style:family="graphic" style:parent-style-name="standard">
      <style:graphic-properties draw:stroke="solid" svg:stroke-width="0.035cm" svg:stroke-color="#808080" svg:stroke-opacity="100%" draw:stroke-linejoin="miter" svg:stroke-linecap="butt" draw:fill="solid" draw:fill-color="#808080" draw:opacity="100%" draw:textarea-horizontal-align="center" draw:textarea-vertical-align="middle" draw:auto-grow-height="false" draw:auto-grow-width="false" fo:min-height="0cm" fo:min-width="0cm" fo:padding-top="0.127cm" fo:padding-bottom="0.127cm" fo:padding-left="0.254cm" fo:padding-right="0.254cm" fo:wrap-option="wrap"/>
    </style:style>
    <style:style style:name="gr71" style:family="graphic" style:parent-style-name="standard">
      <style:graphic-properties svg:stroke-width="0.035cm" svg:stroke-color="#808080" draw:marker-start-width="0.2cm" draw:marker-end-width="0.2cm" draw:fill-color="#808080" draw:textarea-horizontal-align="center" draw:textarea-vertical-align="middle" draw:auto-grow-height="false" fo:min-height="0cm" fo:min-width="0cm" fo:padding-top="0.127cm" fo:padding-bottom="0.127cm" fo:padding-left="0.254cm" fo:padding-right="0.254cm"/>
    </style:style>
    <style:style style:name="gr72" style:family="graphic" style:parent-style-name="objectwithoutfill">
      <style:graphic-properties svg:stroke-width="0.106cm" svg:stroke-color="#aa55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3" style:family="graphic" style:parent-style-name="objectwithoutfill">
      <style:graphic-properties svg:stroke-width="0.106cm" svg:stroke-color="#006c3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4" style:family="graphic" style:parent-style-name="objectwithoutfill">
      <style:graphic-properties svg:stroke-width="0.106cm" svg:stroke-color="#003d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8.62cm" fo:min-width="3.262cm" fo:padding-top="0.127cm" fo:padding-bottom="0.127cm" fo:padding-left="0.254cm" fo:padding-right="0.254cm" fo:wrap-option="no-wrap"/>
    </style:style>
    <style:style style:name="pr1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3" style:family="paragraph">
      <loext:graphic-properties draw:fill="solid" draw:fill-color="#f2f2f2" draw:opacity="100%"/>
      <style:paragraph-properties style:writing-mode="lr-tb" style:font-independent-line-spacing="true"/>
    </style:style>
    <style:style style:name="P4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7" style:family="paragraph">
      <loext:graphic-properties draw:fill-color="#d9d9d9"/>
      <style:paragraph-properties fo:text-align="start" style:font-independent-line-spacing="tru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94070a"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3" style:family="paragraph">
      <loext:graphic-properties draw:fill="none"/>
      <style:paragraph-properties style:writing-mode="lr-tb" style:font-independent-line-spacing="false"/>
    </style:style>
    <style:style style:name="P14" style:family="paragraph">
      <loext:graphic-properties draw:fill="none"/>
      <style:paragraph-properties style:writing-mode="lr-tb" style:font-independent-line-spacing="tru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6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text-properties fo:font-size="11pt" style:font-size-asian="11pt" style:font-size-complex="11pt"/>
    </style:style>
    <style:style style:name="P19" style:family="paragraph">
      <loext:graphic-properties draw:fill="none" draw:fill-color="#ffffff"/>
      <style:text-properties fo:font-size="10.5pt" style:font-size-asian="10.5pt" style:font-size-complex="10.5pt"/>
    </style:style>
    <style:style style:name="P20" style:family="paragraph">
      <loext:graphic-properties draw:fill="none" draw:fill-color="#ffffff"/>
      <style:text-properties fo:font-size="10.5pt" style:font-size-asian="10pt" style:font-size-complex="10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24" style:family="paragraph">
      <loext:graphic-properties draw:fill-color="#000000"/>
      <style:paragraph-properties fo:text-align="start" style:font-independent-line-spacing="tru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0000" fo:font-size="18pt"/>
    </style:style>
    <style:style style:name="P26" style:family="paragraph">
      <loext:graphic-properties draw:fill-color="#808080"/>
      <style:paragraph-properties fo:text-align="start" style:font-independent-line-spacing="tru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666666" fo:font-size="18pt"/>
    </style:style>
    <style:style style:name="P28" style:family="paragraph">
      <loext:graphic-properties draw:fill="solid" draw:fill-color="#808080" draw:opacity="100%"/>
      <style:paragraph-properties style:writing-mode="lr-tb" style:font-independent-line-spacing="true"/>
    </style:style>
    <style:style style:name="P29" style:family="paragraph">
      <style:paragraph-properties fo:text-align="start"/>
    </style:style>
    <style:style style:name="P30" style:family="paragraph">
      <loext:graphic-properties draw:fill-color="#ffffff"/>
      <style:paragraph-properties fo:text-align="start"/>
      <style:text-properties fo:font-size="8pt" style:font-size-asian="8pt" style:font-size-complex="8pt"/>
    </style:style>
    <style:style style:name="P31" style:family="paragraph">
      <loext:graphic-properties draw:fill="none" draw:fill-color="#ffffff"/>
      <style:text-properties fo:color="#aa55a1" fo:font-size="10pt" style:font-size-asian="10pt" style:font-size-complex="10pt"/>
    </style:style>
    <style:style style:name="P32" style:family="paragraph">
      <loext:graphic-properties draw:fill="none" draw:fill-color="#ffffff"/>
      <style:text-properties fo:color="#003d73" fo:font-size="10pt" style:font-size-asian="10pt" style:font-size-complex="10pt"/>
    </style:style>
    <style:style style:name="P33" style:family="paragraph">
      <loext:graphic-properties draw:fill="none" draw:fill-color="#ffffff"/>
      <style:text-properties fo:color="#006c3b" fo:font-size="10p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2" style:family="text">
      <style:text-properties fo:font-variant="normal" fo:text-transform="none" fo:color="#767171" style:text-line-through-style="none" style:text-line-through-type="none" style:text-position="0% 100%" style:font-name="Arial" fo:font-size="1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name-complex="Arial" style:font-size-complex="12pt" style:font-style-complex="italic" style:font-weight-complex="normal"/>
    </style:style>
    <style:style style:name="T3" style:family="text">
      <style:text-properties fo:font-variant="normal" fo:text-transform="none" fo:color="#94070a" style:text-line-through-style="none" style:text-line-through-type="none" style:text-position="0% 100%" style:font-name="Arial" fo:font-size="1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name-complex="Arial" style:font-size-complex="12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name-complex="Arial" style:font-size-complex="12pt" style:font-style-complex="italic" style:font-weight-complex="normal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0.5pt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Arial" fo:font-size="1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aa55a1" fo:font-size="10pt" style:font-size-asian="10pt" style:font-size-complex="10pt"/>
    </style:style>
    <style:style style:name="T15" style:family="text">
      <style:text-properties fo:color="#003d73" fo:font-size="10pt" style:font-size-asian="10pt" style:font-size-complex="10pt"/>
    </style:style>
    <style:style style:name="T16" style:family="text">
      <style:text-properties fo:color="#006c3b" fo:font-size="10pt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de" fo:country="DE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 presentation:presentation-page-layout-name="AL1T13">
        <office:forms form:automatic-focus="false" form:apply-design-mode="false"/>
        <draw:frame draw:name="Textfeld 1" draw:style-name="gr1" draw:text-style-name="P2" draw:layer="layout" svg:width="7.229cm" svg:height="0.99cm" svg:x="1.601cm" svg:y="0.4cm">
          <draw:text-box>
            <text:p text:style-name="P1"><text:span text:style-name="T1">Stage</text:span></text:p>
          </draw:text-box>
        </draw:frame>
        <draw:custom-shape draw:name="Rechteck 3" draw:style-name="gr2" draw:text-style-name="P3" draw:layer="layout" svg:width="13.525cm" svg:height="4.582cm" svg:x="6.136cm" svg:y="4.521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6.136cm" svg:y="9.438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9.273cm" svg:y="4.8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8.5cm" svg:y="3.752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1.6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1.8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4.2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4.4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7.3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7.598cm" svg:y="3.755cm">
          <draw:text-box>
            <text:p text:style-name="P5"><text:span text:style-name="T2">Tree</text:span></text:p>
          </draw:text-box>
        </draw:frame>
        <draw:custom-shape draw:name="Ellipse 5" draw:style-name="gr6" draw:text-style-name="P4" draw:layer="layout" svg:width="1.6cm" svg:height="1.6cm" svg:x="7.2cm" svg:y="9.7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5" draw:style-name="gr6" draw:text-style-name="P4" draw:layer="layout" svg:width="1.6cm" svg:height="1.6cm" svg:x="17.803cm" svg:y="10.0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Gleichschenkliges Dreieck 7" draw:style-name="gr7" draw:text-style-name="P4" draw:layer="layout" svg:width="1.797cm" svg:height="1.549cm" svg:x="16.496cm" svg:y="7.303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8" draw:text-style-name="P6" draw:layer="layout" svg:width="2.414cm" svg:height="0.769cm" svg:x="17.886cm" svg:y="7.103cm">
          <draw:text-box>
            <text:p text:style-name="P5"><text:span text:style-name="T2">Tripod</text:span></text:p>
          </draw:text-box>
        </draw:frame>
        <draw:custom-shape draw:style-name="gr9" draw:text-style-name="P7" draw:layer="layout" svg:width="3cm" svg:height="0.8cm" svg:x="11.423cm" svg:y="9.76cm">
          <text:p/>
          <draw:enhanced-geometry svg:viewBox="0 0 21600 21600" draw:type="rectangle" draw:enhanced-path="M 0 0 L 21600 0 21600 21600 0 21600 0 0 Z N"/>
        </draw:custom-shape>
        <draw:frame draw:name="Textfeld 13" draw:style-name="gr10" draw:text-style-name="P6" draw:layer="layout" svg:width="1.626cm" svg:height="0.762cm" svg:x="11.4cm" svg:y="10.439cm">
          <draw:text-box>
            <text:p text:style-name="P5"><text:span text:style-name="T2">FOH</text:span></text:p>
          </draw:text-box>
        </draw:frame>
        <draw:custom-shape draw:name="Ellipse 5" draw:style-name="gr11" draw:text-style-name="P4" draw:layer="layout" svg:width="0.327cm" svg:height="0.327cm" svg:x="6.673cm" svg:y="5.91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5.5cm" svg:y="5.951cm">
          <draw:text-box>
            <text:p text:style-name="P5"><text:span text:style-name="T2">Lamp</text:span></text:p>
          </draw:text-box>
        </draw:frame>
        <draw:custom-shape draw:name="Ellipse 5" draw:style-name="gr11" draw:text-style-name="P4" draw:layer="layout" svg:width="0.327cm" svg:height="0.327cm" svg:x="18.176cm" svg:y="6.4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774cm" svg:y="6.186cm">
          <draw:text-box>
            <text:p text:style-name="P5"><text:span text:style-name="T2">Lamp</text:span></text:p>
          </draw:text-box>
        </draw:frame>
        <draw:custom-shape draw:name="Ellipse 5" draw:style-name="gr11" draw:text-style-name="P4" draw:layer="layout" svg:width="0.327cm" svg:height="0.327cm" svg:x="8.373cm" svg:y="11.61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7.2cm" svg:y="11.849cm">
          <draw:text-box>
            <text:p text:style-name="P5"><text:span text:style-name="T2">Lamp</text:span></text:p>
          </draw:text-box>
        </draw:frame>
        <draw:custom-shape draw:style-name="gr12" draw:text-style-name="P8" draw:layer="layout" svg:width="5.2cm" svg:height="2.2cm" svg:x="10.4cm" svg:y="6.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8" draw:layer="layout" svg:width="2.2cm" svg:height="3.81cm" svg:x="6.8cm" svg:y="6.3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name="Textfeld 13" draw:style-name="gr14" draw:text-style-name="P9" draw:layer="layout" svg:width="2.999cm" svg:height="1.269cm" svg:x="3.2cm" svg:y="9.6cm">
          <draw:text-box>
            <text:p text:style-name="P5"><text:span text:style-name="T3">Stage aerial strapes</text:span></text:p>
          </draw:text-box>
        </draw:frame>
        <draw:frame draw:name="Textfeld 13" draw:style-name="gr15" draw:text-style-name="P9" draw:layer="layout" svg:width="2.999cm" svg:height="0.762cm" svg:x="6.602cm" svg:y="6.34cm">
          <draw:text-box>
            <text:p text:style-name="P5"><text:span text:style-name="T3">Stage left</text:span></text:p>
          </draw:text-box>
        </draw:frame>
        <draw:frame draw:name="Textfeld 13" draw:style-name="gr15" draw:text-style-name="P9" draw:layer="layout" svg:width="2.999cm" svg:height="0.762cm" svg:x="10.603cm" svg:y="6.34cm">
          <draw:text-box>
            <text:p text:style-name="P5"><text:span text:style-name="T3">Stage center</text:span></text:p>
          </draw:text-box>
        </draw:frame>
        <draw:custom-shape draw:style-name="gr16" draw:text-style-name="P8" draw:layer="layout" svg:width="3.008cm" svg:height="2.81cm" svg:x="15.2cm" svg:y="6.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8" draw:layer="layout" svg:width="1.8cm" svg:height="2.2cm" svg:x="5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feld 13" draw:style-name="gr15" draw:text-style-name="P9" draw:layer="layout" svg:width="2.999cm" svg:height="0.762cm" svg:x="15.304cm" svg:y="6.84cm">
          <draw:text-box>
            <text:p text:style-name="P5"><text:span text:style-name="T3">Stage right</text:span></text:p>
          </draw:text-box>
        </draw:frame>
        <presentation:notes draw:style-name="dp2">
          <draw:frame draw:name="Foliennummernplatzhalter 6" draw:style-name="gr18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19" draw:layer="layout" svg:width="19.791cm" svg:height="11.135cm" svg:x="0.604cm" svg:y="2.258cm" draw:page-number="1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r" presentation:presentation-page-layout-name="AL1T13">
        <office:forms form:automatic-focus="false" form:apply-design-mode="false"/>
        <draw:frame draw:name="Textfeld 1" draw:style-name="gr1" draw:text-style-name="P13" draw:layer="layout" svg:width="7.229cm" svg:height="0.99cm" svg:x="1.601cm" svg:y="0.4cm">
          <draw:text-box>
            <text:p text:style-name="P1"><text:span text:style-name="T1">Stage – Dimensions</text:span></text:p>
          </draw:text-box>
        </draw:frame>
        <draw:custom-shape draw:name="Rechteck 3" draw:style-name="gr2" draw:text-style-name="P3" draw:layer="layout" svg:width="13.525cm" svg:height="4.582cm" svg:x="5.436cm" svg:y="6.818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5.436cm" svg:y="11.735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8.573cm" svg:y="7.1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1" draw:style-name="gr20" draw:text-style-name="P14" draw:layer="layout" svg:width="2.371cm" svg:height="1.795cm" svg:x="18.961cm" svg:y="12.049cm">
          <draw:text-box>
            <text:p text:style-name="P5"><text:span text:style-name="T5">Audience</text:span></text:p>
          </draw:text-box>
        </draw:frame>
        <draw:frame draw:name="Textfeld 13" draw:style-name="gr5" draw:text-style-name="P14" draw:layer="layout" svg:width="1.626cm" svg:height="0.769cm" svg:x="7.8cm" svg:y="6.049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0.971cm" svg:y="7.1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14" draw:layer="layout" svg:width="1.626cm" svg:height="0.769cm" svg:x="11.198cm" svg:y="6.052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3.571cm" svg:y="7.1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14" draw:layer="layout" svg:width="1.626cm" svg:height="0.769cm" svg:x="13.798cm" svg:y="6.052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6.671cm" svg:y="7.1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14" draw:layer="layout" svg:width="1.626cm" svg:height="0.769cm" svg:x="16.898cm" svg:y="6.052cm">
          <draw:text-box>
            <text:p text:style-name="P5"><text:span text:style-name="T2">Tree</text:span></text:p>
          </draw:text-box>
        </draw:frame>
        <draw:custom-shape draw:name="Ellipse 5" draw:style-name="gr6" draw:text-style-name="P4" draw:layer="layout" svg:width="1.6cm" svg:height="1.6cm" svg:x="6.5cm" svg:y="1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10" draw:text-style-name="P15" draw:layer="layout" svg:width="1.626cm" svg:height="0.762cm" svg:x="5.374cm" svg:y="12.2cm">
          <draw:text-box>
            <text:p text:style-name="P5"><text:span text:style-name="T2">Tree</text:span></text:p>
          </draw:text-box>
        </draw:frame>
        <draw:frame draw:name="Textfeld 13" draw:style-name="gr5" draw:text-style-name="P16" draw:layer="layout" svg:width="1.626cm" svg:height="0.769cm" svg:x="19.2cm" svg:y="5.972cm">
          <draw:text-box>
            <text:p text:style-name="P5"><text:span text:style-name="T6">Stage</text:span></text:p>
          </draw:text-box>
        </draw:frame>
        <draw:custom-shape draw:name="Ellipse 5" draw:style-name="gr6" draw:text-style-name="P4" draw:layer="layout" svg:width="1.6cm" svg:height="1.6cm" svg:x="17.103cm" svg:y="12.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10" draw:text-style-name="P15" draw:layer="layout" svg:width="1.626cm" svg:height="0.762cm" svg:x="15.8cm" svg:y="12.438cm">
          <draw:text-box>
            <text:p text:style-name="P5"><text:span text:style-name="T2">Tree</text:span></text:p>
          </draw:text-box>
        </draw:frame>
        <draw:custom-shape draw:name="Gleichschenkliges Dreieck 7" draw:style-name="gr7" draw:text-style-name="P4" draw:layer="layout" svg:width="1.797cm" svg:height="1.549cm" svg:x="15.796cm" svg:y="9.6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8" draw:text-style-name="P14" draw:layer="layout" svg:width="2.414cm" svg:height="0.769cm" svg:x="17.186cm" svg:y="9.4cm">
          <draw:text-box>
            <text:p text:style-name="P5"><text:span text:style-name="T2">Tripod</text:span></text:p>
          </draw:text-box>
        </draw:frame>
        <draw:connector draw:name="Gerade Verbindung mit Pfeil 25" draw:style-name="gr21" draw:text-style-name="P17" draw:layer="layout" draw:type="line" svg:x1="26.4cm" svg:y1="15.119cm" svg:x2="26.4cm" svg:y2="6.819cm" svg:d="M26400 15119v-8300" svg:viewBox="0 0 1 8301">
          <text:p/>
        </draw:connector>
        <draw:connector draw:name="Gerade Verbindung mit Pfeil 32" draw:style-name="gr22" draw:text-style-name="P17" draw:layer="layout" draw:type="line" svg:x1="21.206cm" svg:y1="7.419cm" svg:x2="21.213cm" svg:y2="6.819cm" svg:d="M21206 7419l7-600" svg:viewBox="0 0 8 601">
          <text:p/>
        </draw:connector>
        <draw:custom-shape draw:style-name="gr9" draw:text-style-name="P7" draw:layer="layout" svg:width="3cm" svg:height="0.8cm" svg:x="10.723cm" svg:y="12.057cm">
          <text:p/>
          <draw:enhanced-geometry svg:viewBox="0 0 21600 21600" draw:type="rectangle" draw:enhanced-path="M 0 0 L 21600 0 21600 21600 0 21600 0 0 Z N"/>
        </draw:custom-shape>
        <draw:frame draw:name="Textfeld 13" draw:style-name="gr10" draw:text-style-name="P15" draw:layer="layout" svg:width="1.626cm" svg:height="0.762cm" svg:x="10.7cm" svg:y="12.736cm">
          <draw:text-box>
            <text:p text:style-name="P5"><text:span text:style-name="T2">FOH</text:span></text:p>
          </draw:text-box>
        </draw:frame>
        <draw:custom-shape draw:name="Ellipse 5" draw:style-name="gr11" draw:text-style-name="P4" draw:layer="layout" svg:width="0.327cm" svg:height="0.327cm" svg:x="5.973cm" svg:y="8.21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14" draw:layer="layout" svg:width="1.626cm" svg:height="0.769cm" svg:x="4.8cm" svg:y="8.248cm">
          <draw:text-box>
            <text:p text:style-name="P5"><text:span text:style-name="T2">Lamp</text:span></text:p>
          </draw:text-box>
        </draw:frame>
        <draw:custom-shape draw:name="Ellipse 5" draw:style-name="gr11" draw:text-style-name="P4" draw:layer="layout" svg:width="0.327cm" svg:height="0.327cm" svg:x="17.476cm" svg:y="8.711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14" draw:layer="layout" svg:width="1.626cm" svg:height="0.769cm" svg:x="16.074cm" svg:y="8.483cm">
          <draw:text-box>
            <text:p text:style-name="P5"><text:span text:style-name="T2">Lamp</text:span></text:p>
          </draw:text-box>
        </draw:frame>
        <draw:custom-shape draw:name="Ellipse 5" draw:style-name="gr11" draw:text-style-name="P4" draw:layer="layout" svg:width="0.327cm" svg:height="0.327cm" svg:x="7.673cm" svg:y="13.91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14" draw:layer="layout" svg:width="1.626cm" svg:height="0.769cm" svg:x="6.5cm" svg:y="14.146cm">
          <draw:text-box>
            <text:p text:style-name="P5"><text:span text:style-name="T2">Lamp</text:span></text:p>
          </draw:text-box>
        </draw:frame>
        <draw:connector draw:name="Gerade Verbindung mit Pfeil 32" draw:style-name="gr22" draw:text-style-name="P17" draw:layer="layout" draw:type="line" svg:x1="22.4cm" svg:y1="8.919cm" svg:x2="22.407cm" svg:y2="6.819cm" svg:d="M22400 8919l7-2100" svg:viewBox="0 0 8 2101">
          <text:p/>
        </draw:connector>
        <draw:connector draw:name="Gerade Verbindung mit Pfeil 32" draw:style-name="gr22" draw:text-style-name="P17" draw:layer="layout" draw:type="line" svg:x1="23.7cm" svg:y1="12.3cm" svg:x2="23.7cm" svg:y2="6.8cm" svg:d="M23700 12300v-5500" svg:viewBox="0 0 1 5501">
          <text:p/>
        </draw:connector>
        <draw:connector draw:name="Gerade Verbindung mit Pfeil 32" draw:style-name="gr22" draw:text-style-name="P17" draw:layer="layout" draw:type="line" svg:x1="24.6cm" svg:y1="13.921cm" svg:x2="24.6cm" svg:y2="6.821cm" svg:d="M24600 13921v-7100" svg:viewBox="0 0 1 7101">
          <text:p/>
        </draw:connector>
        <draw:connector draw:name="Gerade Verbindung mit Pfeil 32" draw:style-name="gr22" draw:text-style-name="P17" draw:layer="layout" draw:type="line" svg:x1="4.262cm" svg:y1="8.344cm" svg:x2="4.269cm" svg:y2="6.82cm" svg:d="M4262 8344l7-1524" svg:viewBox="0 0 8 1525">
          <text:p/>
        </draw:connector>
        <draw:line draw:style-name="gr23" draw:text-style-name="P8" draw:layer="layout" svg:x1="4.262cm" svg:y1="8.344cm" svg:x2="5.862cm" svg:y2="8.339cm">
          <text:p/>
        </draw:line>
        <draw:line draw:style-name="gr23" draw:text-style-name="P8" draw:layer="layout" svg:x1="18.964cm" svg:y1="6.746cm" svg:x2="26.364cm" svg:y2="6.741cm">
          <text:p/>
        </draw:line>
        <draw:line draw:style-name="gr23" draw:text-style-name="P8" draw:layer="layout" svg:x1="17.163cm" svg:y1="7.445cm" svg:x2="21.263cm" svg:y2="7.44cm">
          <text:p/>
        </draw:line>
        <draw:line draw:style-name="gr23" draw:text-style-name="P8" draw:layer="layout" svg:x1="17.764cm" svg:y1="8.846cm" svg:x2="22.464cm" svg:y2="8.841cm">
          <text:p/>
        </draw:line>
        <draw:line draw:style-name="gr23" draw:text-style-name="P8" draw:layer="layout" svg:x1="17.865cm" svg:y1="12.247cm" svg:x2="23.765cm" svg:y2="12.242cm">
          <text:p/>
        </draw:line>
        <draw:line draw:style-name="gr23" draw:text-style-name="P8" draw:layer="layout" svg:x1="17.866cm" svg:y1="13.948cm" svg:x2="24.666cm" svg:y2="13.943cm">
          <text:p/>
        </draw:line>
        <draw:line draw:style-name="gr23" draw:text-style-name="P8" draw:layer="layout" svg:x1="19.066cm" svg:y1="15.148cm" svg:x2="26.366cm" svg:y2="15.143cm">
          <text:p/>
        </draw:line>
        <draw:connector draw:name="Gerade Verbindung mit Pfeil 32" draw:style-name="gr22" draw:text-style-name="P17" draw:layer="layout" draw:type="line" svg:x1="1.997cm" svg:y1="14.053cm" svg:x2="1.997cm" svg:y2="6.741cm" svg:d="M1997 14053v-7312" svg:viewBox="0 0 1 7313">
          <text:p/>
        </draw:connector>
        <draw:line draw:style-name="gr23" draw:text-style-name="P8" draw:layer="layout" svg:x1="3.5cm" svg:y1="11.905cm" svg:x2="7.4cm" svg:y2="11.9cm">
          <text:p/>
        </draw:line>
        <draw:line draw:style-name="gr23" draw:text-style-name="P8" draw:layer="layout" svg:x1="1.164cm" svg:y1="6.746cm" svg:x2="5.464cm" svg:y2="6.741cm">
          <text:p/>
        </draw:line>
        <draw:line draw:style-name="gr23" draw:text-style-name="P8" draw:layer="layout" svg:x1="2.2cm" svg:y1="14.141cm" svg:x2="7.464cm" svg:y2="14.141cm">
          <text:p/>
        </draw:line>
        <draw:connector draw:name="Gerade Verbindung mit Pfeil 32" draw:style-name="gr22" draw:text-style-name="P17" draw:layer="layout" draw:type="line" svg:x1="2.63cm" svg:y1="13.6cm" svg:x2="2.63cm" svg:y2="6.746cm" draw:start-shape="id1" draw:start-glue-point="3" svg:d="M2630 13600v-6854" svg:viewBox="0 0 1 6855">
          <text:p/>
        </draw:connector>
        <draw:frame draw:style-name="gr24" draw:text-style-name="P17" draw:layer="layout" svg:width="1.97cm" svg:height="0.662cm" svg:x="2.63cm" svg:y="12.6cm">
          <draw:text-box>
            <text:p><text:span text:style-name="T7">12,1 m</text:span></text:p>
          </draw:text-box>
        </draw:frame>
        <draw:frame draw:style-name="gr25" draw:text-style-name="P18" draw:layer="layout" svg:width="1.78cm" svg:height="0.683cm" svg:x="3.285cm" svg:y="9.968cm">
          <draw:text-box>
            <text:p><text:span text:style-name="T8">7,9 m</text:span></text:p>
          </draw:text-box>
        </draw:frame>
        <draw:frame draw:style-name="gr26" draw:text-style-name="P19" draw:layer="layout" svg:width="1.704cm" svg:height="0.662cm" svg:x="4.108cm" svg:y="7.536cm">
          <draw:text-box>
            <text:p><text:span text:style-name="T7">3,7 m</text:span></text:p>
          </draw:text-box>
        </draw:frame>
        <draw:frame draw:style-name="gr27" draw:text-style-name="P19" draw:layer="layout" svg:width="1.742cm" svg:height="0.68cm" svg:x="19.458cm" svg:y="6.9cm">
          <draw:text-box>
            <text:p><text:span text:style-name="T7">1,3 m</text:span></text:p>
          </draw:text-box>
        </draw:frame>
        <draw:frame draw:style-name="gr26" draw:text-style-name="P19" draw:layer="layout" svg:width="1.704cm" svg:height="0.662cm" svg:x="20.896cm" svg:y="7.618cm">
          <draw:text-box>
            <text:p><text:span text:style-name="T7">5,8 m</text:span></text:p>
          </draw:text-box>
        </draw:frame>
        <draw:frame draw:style-name="gr28" draw:text-style-name="P19" draw:layer="layout" svg:width="1.8cm" svg:height="0.662cm" svg:x="22.6cm" svg:y="10.4cm">
          <draw:text-box>
            <text:p><text:span text:style-name="T7">9,5 m</text:span></text:p>
          </draw:text-box>
        </draw:frame>
        <draw:frame draw:style-name="gr29" draw:text-style-name="P19" draw:layer="layout" svg:width="1.62cm" svg:height="0.662cm" svg:x="23.18cm" svg:y="12.6cm">
          <draw:text-box>
            <text:p><text:span text:style-name="T7">13,7 m</text:span></text:p>
          </draw:text-box>
        </draw:frame>
        <draw:frame draw:style-name="gr30" draw:text-style-name="P19" draw:layer="layout" svg:width="1.907cm" svg:height="0.662cm" svg:x="24.8cm" svg:y="14.138cm">
          <draw:text-box>
            <text:p><text:span text:style-name="T7">17,3 m</text:span></text:p>
          </draw:text-box>
        </draw:frame>
        <draw:line draw:style-name="gr23" draw:text-style-name="P8" xml:id="id1" draw:id="id1" draw:layer="layout" svg:x1="2.63cm" svg:y1="13.6cm" svg:x2="6.6cm" svg:y2="13.6cm">
          <text:p/>
        </draw:line>
        <draw:frame draw:style-name="gr31" draw:text-style-name="P19" draw:layer="layout" svg:width="1.603cm" svg:height="0.662cm" svg:x="1.997cm" svg:y="14.141cm">
          <draw:text-box>
            <text:p><text:span text:style-name="T7">14,7m</text:span></text:p>
          </draw:text-box>
        </draw:frame>
        <draw:line draw:style-name="gr23" draw:text-style-name="P8" draw:layer="layout" svg:x1="1.2cm" svg:y1="15.164cm" svg:x2="5.44cm" svg:y2="15.164cm">
          <text:p/>
        </draw:line>
        <draw:frame draw:style-name="gr28" draw:text-style-name="P20" draw:layer="layout" svg:width="2.103cm" svg:height="0.662cm" svg:x="1.097cm" svg:y="14.6cm">
          <draw:text-box>
            <text:p><text:span text:style-name="T9">16,8 m</text:span></text:p>
          </draw:text-box>
        </draw:frame>
        <draw:connector draw:name="Gerade Verbindung mit Pfeil 32" draw:style-name="gr22" draw:text-style-name="P17" draw:layer="layout" draw:type="line" svg:x1="1.197cm" svg:y1="15.141cm" svg:x2="1.197cm" svg:y2="6.741cm" svg:d="M1197 15141v-8400" svg:viewBox="0 0 1 8401">
          <text:p/>
        </draw:connector>
        <draw:connector draw:name="Gerade Verbindung mit Pfeil 32" draw:style-name="gr22" draw:text-style-name="P17" draw:layer="layout" draw:type="line" svg:x1="3.43cm" svg:y1="11.946cm" svg:x2="3.43cm" svg:y2="6.746cm" svg:d="M3430 11946v-5200" svg:viewBox="0 0 1 5201">
          <text:p/>
        </draw:connector>
        <draw:connector draw:name="Gerade Verbindung mit Pfeil 17" draw:style-name="gr32" draw:text-style-name="P17" draw:layer="layout" draw:type="line" svg:x1="5.4cm" svg:y1="5.952cm" svg:x2="6.5cm" svg:y2="5.952cm" svg:d="M5400 5952h1100" svg:viewBox="0 0 1101 1">
          <text:p/>
        </draw:connector>
        <draw:line draw:style-name="gr23" draw:text-style-name="P8" draw:layer="layout" svg:x1="5.401cm" svg:y1="1.601cm" svg:x2="5.412cm" svg:y2="6.741cm">
          <text:p/>
        </draw:line>
        <draw:connector draw:name="Gerade Verbindung mit Pfeil 17" draw:style-name="gr32" draw:text-style-name="P17" draw:layer="layout" draw:type="line" svg:x1="5.439cm" svg:y1="1.552cm" svg:x2="18.964cm" svg:y2="1.552cm" svg:d="M5439 1552h13525" svg:viewBox="0 0 13526 1">
          <text:p/>
        </draw:connector>
        <draw:line draw:style-name="gr23" draw:text-style-name="P8" draw:layer="layout" svg:x1="6.101cm" svg:y1="1.601cm" svg:x2="6.112cm" svg:y2="8.201cm">
          <text:p/>
        </draw:line>
        <draw:line draw:style-name="gr23" draw:text-style-name="P8" draw:layer="layout" svg:x1="6.502cm" svg:y1="1.601cm" svg:x2="6.513cm" svg:y2="12.801cm">
          <text:p/>
        </draw:line>
        <draw:line draw:style-name="gr23" draw:text-style-name="P8" draw:layer="layout" svg:x1="8.103cm" svg:y1="1.601cm" svg:x2="8.114cm" svg:y2="12.801cm">
          <text:p/>
        </draw:line>
        <draw:line draw:style-name="gr23" draw:text-style-name="P8" draw:layer="layout" svg:x1="7.904cm" svg:y1="1.601cm" svg:x2="7.915cm" svg:y2="14.001cm">
          <text:p/>
        </draw:line>
        <draw:line draw:style-name="gr23" draw:text-style-name="P8" draw:layer="layout" svg:x1="8.802cm" svg:y1="1.601cm" svg:x2="8.813cm" svg:y2="7.101cm">
          <text:p/>
        </draw:line>
        <draw:line draw:style-name="gr23" draw:text-style-name="P8" draw:layer="layout" svg:x1="12.303cm" svg:y1="1.601cm" svg:x2="12.314cm" svg:y2="12.001cm">
          <text:p/>
        </draw:line>
        <draw:line draw:style-name="gr23" draw:text-style-name="P8" draw:layer="layout" svg:x1="17.104cm" svg:y1="1.601cm" svg:x2="17.115cm" svg:y2="12.501cm">
          <text:p/>
        </draw:line>
        <draw:line draw:style-name="gr23" draw:text-style-name="P8" draw:layer="layout" svg:x1="17.602cm" svg:y1="1.601cm" svg:x2="17.613cm" svg:y2="8.701cm">
          <text:p/>
        </draw:line>
        <draw:line draw:style-name="gr23" draw:text-style-name="P8" draw:layer="layout" svg:x1="18.605cm" svg:y1="1.601cm" svg:x2="18.616cm" svg:y2="12.501cm">
          <text:p/>
        </draw:line>
        <draw:line draw:style-name="gr23" draw:text-style-name="P8" draw:layer="layout" svg:x1="19.006cm" svg:y1="1.601cm" svg:x2="19.017cm" svg:y2="12.501cm">
          <text:p/>
        </draw:line>
        <draw:connector draw:name="Gerade Verbindung mit Pfeil 17" draw:style-name="gr32" draw:text-style-name="P17" draw:layer="layout" draw:type="line" svg:x1="5.412cm" svg:y1="6.4cm" svg:x2="6.112cm" svg:y2="6.4cm" svg:d="M5412 6400h700" svg:viewBox="0 0 701 1">
          <text:p/>
        </draw:connector>
        <draw:connector draw:name="Gerade Verbindung mit Pfeil 17" draw:style-name="gr32" draw:text-style-name="P17" draw:layer="layout" draw:type="line" svg:x1="5.44cm" svg:y1="4.952cm" svg:x2="8.14cm" svg:y2="4.952cm" svg:d="M5440 4952h2700" svg:viewBox="0 0 2701 1">
          <text:p/>
        </draw:connector>
        <draw:connector draw:name="Gerade Verbindung mit Pfeil 17" draw:style-name="gr32" draw:text-style-name="P17" draw:layer="layout" draw:type="line" svg:x1="5.44cm" svg:y1="5.352cm" svg:x2="7.94cm" svg:y2="5.352cm" svg:d="M5440 5352h2500" svg:viewBox="0 0 2501 1">
          <text:p/>
        </draw:connector>
        <draw:connector draw:name="Gerade Verbindung mit Pfeil 17" draw:style-name="gr32" draw:text-style-name="P17" draw:layer="layout" draw:type="line" svg:x1="5.441cm" svg:y1="4.252cm" svg:x2="8.841cm" svg:y2="4.252cm" svg:d="M5441 4252h3400" svg:viewBox="0 0 3401 1">
          <text:p/>
        </draw:connector>
        <draw:connector draw:name="Gerade Verbindung mit Pfeil 17" draw:style-name="gr32" draw:text-style-name="P17" draw:layer="layout" draw:type="line" svg:x1="5.442cm" svg:y1="3.252cm" svg:x2="12.242cm" svg:y2="3.252cm" svg:d="M5442 3252h6800" svg:viewBox="0 0 6801 1">
          <text:p/>
        </draw:connector>
        <draw:frame draw:name="Textfeld 33" draw:style-name="gr33" draw:text-style-name="P21" draw:layer="layout" svg:width="1.994cm" svg:height="1.143cm" svg:x="3.6cm" svg:y="1.39cm">
          <draw:text-box>
            <text:p text:style-name="P5"><text:span text:style-name="T10">23,6 m</text:span></text:p>
          </draw:text-box>
        </draw:frame>
        <draw:connector draw:name="Gerade Verbindung mit Pfeil 17" draw:style-name="gr32" draw:text-style-name="P17" draw:layer="layout" draw:type="line" svg:x1="17.14cm" svg:y1="3.352cm" svg:x2="19.04cm" svg:y2="3.352cm" svg:d="M17140 3352h1900" svg:viewBox="0 0 1901 1">
          <text:p/>
        </draw:connector>
        <draw:connector draw:name="Gerade Verbindung mit Pfeil 17" draw:style-name="gr32" draw:text-style-name="P17" draw:layer="layout" draw:type="line" svg:x1="17.64cm" svg:y1="4.152cm" svg:x2="19.04cm" svg:y2="4.152cm" svg:d="M17640 4152h1400" svg:viewBox="0 0 1401 1">
          <text:p/>
        </draw:connector>
        <draw:connector draw:name="Gerade Verbindung mit Pfeil 17" draw:style-name="gr32" draw:text-style-name="P17" draw:layer="layout" draw:type="line" svg:x1="18.54cm" svg:y1="5.252cm" svg:x2="19.04cm" svg:y2="5.252cm" svg:d="M18540 5252h500" svg:viewBox="0 0 501 1">
          <text:p/>
        </draw:connector>
        <draw:frame draw:style-name="gr34" draw:text-style-name="P19" draw:layer="layout" svg:width="1.594cm" svg:height="0.662cm" svg:x="3.55cm" svg:y="2.939cm">
          <draw:text-box>
            <text:p><text:span text:style-name="T7">11,6 m</text:span></text:p>
          </draw:text-box>
        </draw:frame>
        <draw:frame draw:style-name="gr35" draw:text-style-name="P19" draw:layer="layout" svg:width="1.673cm" svg:height="1.073cm" svg:x="3.728cm" svg:y="3.901cm">
          <draw:text-box>
            <text:p><text:span text:style-name="T7">8,4 m</text:span></text:p>
          </draw:text-box>
        </draw:frame>
        <draw:frame draw:style-name="gr36" draw:text-style-name="P19" draw:layer="layout" svg:width="1.416cm" svg:height="0.662cm" svg:x="3.728cm" svg:y="5.023cm">
          <draw:text-box>
            <text:p><text:span text:style-name="T7">6,3 m</text:span></text:p>
          </draw:text-box>
        </draw:frame>
        <draw:frame draw:style-name="gr36" draw:text-style-name="P19" draw:layer="layout" svg:width="1.416cm" svg:height="0.662cm" svg:x="3.728cm" svg:y="4.623cm">
          <draw:text-box>
            <text:p><text:span text:style-name="T7">7,4 m</text:span></text:p>
          </draw:text-box>
        </draw:frame>
        <draw:frame draw:style-name="gr36" draw:text-style-name="P19" draw:layer="layout" svg:width="1.416cm" svg:height="0.662cm" svg:x="3.795cm" svg:y="6.079cm">
          <draw:text-box>
            <text:p><text:span text:style-name="T7">2,1 m</text:span></text:p>
          </draw:text-box>
        </draw:frame>
        <draw:frame draw:style-name="gr36" draw:text-style-name="P19" draw:layer="layout" svg:width="1.416cm" svg:height="0.662cm" svg:x="3.695cm" svg:y="5.538cm">
          <draw:text-box>
            <text:p><text:span text:style-name="T7">3,2 m</text:span></text:p>
          </draw:text-box>
        </draw:frame>
        <draw:frame draw:style-name="gr37" draw:text-style-name="P19" draw:layer="layout" svg:width="2.386cm" svg:height="0.662cm" svg:x="19.214cm" svg:y="3.074cm">
          <draw:text-box>
            <text:p><text:span text:style-name="T7">5,2 m</text:span></text:p>
          </draw:text-box>
        </draw:frame>
        <draw:frame draw:style-name="gr28" draw:text-style-name="P19" draw:layer="layout" svg:width="2.386cm" svg:height="0.662cm" svg:x="19.214cm" svg:y="3.823cm">
          <draw:text-box>
            <text:p><text:span text:style-name="T7">4,7 m</text:span></text:p>
          </draw:text-box>
        </draw:frame>
        <draw:frame draw:style-name="gr28" draw:text-style-name="P19" draw:layer="layout" svg:width="2.386cm" svg:height="0.662cm" svg:x="19.214cm" svg:y="4.923cm">
          <draw:text-box>
            <text:p><text:span text:style-name="T7">1,4 m</text:span></text:p>
          </draw:text-box>
        </draw:frame>
        <draw:line draw:style-name="gr23" draw:text-style-name="P8" draw:layer="layout" svg:x1="16.801cm" svg:y1="7.118cm" svg:x2="16.801cm" svg:y2="2.601cm">
          <text:p/>
        </draw:line>
        <draw:frame draw:style-name="gr28" draw:text-style-name="P19" draw:layer="layout" svg:width="1.959cm" svg:height="0.662cm" svg:x="19.241cm" svg:y="2.279cm">
          <draw:text-box>
            <text:p><text:span text:style-name="T7">6,3 m</text:span></text:p>
          </draw:text-box>
        </draw:frame>
        <draw:line draw:style-name="gr23" draw:text-style-name="P8" draw:layer="layout" svg:x1="12.365cm" svg:y1="12.048cm" svg:x2="23.165cm" svg:y2="12.043cm">
          <text:p/>
        </draw:line>
        <draw:connector draw:name="Gerade Verbindung mit Pfeil 32" draw:style-name="gr22" draw:text-style-name="P17" draw:layer="layout" draw:type="line" svg:x1="22.8cm" svg:y1="12cm" svg:x2="22.8cm" svg:y2="6.8cm" svg:d="M22800 12000v-5200" svg:viewBox="0 0 1 5201">
          <text:p/>
        </draw:connector>
        <draw:frame draw:style-name="gr38" draw:text-style-name="P19" draw:layer="layout" svg:width="1.8cm" svg:height="0.8cm" svg:x="21.5cm" svg:y="9.6cm">
          <draw:text-box>
            <text:p><text:span text:style-name="T7">8,6 m</text:span></text:p>
          </draw:text-box>
        </draw:frame>
        <draw:connector draw:name="Gerade Verbindung mit Pfeil 17" draw:style-name="gr32" draw:text-style-name="P17" draw:layer="layout" draw:type="line" svg:x1="16.84cm" svg:y1="2.652cm" svg:x2="19.04cm" svg:y2="2.652cm" svg:d="M16840 2652h2200" svg:viewBox="0 0 2201 1">
          <text:p/>
        </draw:connector>
        <presentation:notes draw:style-name="dp2">
          <draw:frame draw:name="Foliennummernplatzhalter 6" draw:style-name="gr18" draw:text-style-name="P14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19" draw:layer="layout" svg:width="19.791cm" svg:height="11.135cm" svg:x="0.604cm" svg:y="2.258cm" draw:page-number="2" presentation:class="page"/>
          <draw:frame draw:name="Notizenplatzhalter 2"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1T13">
        <office:forms form:automatic-focus="false" form:apply-design-mode="false"/>
        <draw:frame draw:name="Textfeld 1" draw:style-name="gr39" draw:text-style-name="P2" draw:layer="layout" svg:width="15.799cm" svg:height="1.673cm" svg:x="1.601cm" svg:y="0.4cm">
          <draw:text-box>
            <text:p text:style-name="P1"><text:span text:style-name="T1">Stage – Lamps and projectors per stage</text:span></text:p>
          </draw:text-box>
        </draw:frame>
        <draw:custom-shape draw:name="Rechteck 3" draw:style-name="gr2" draw:text-style-name="P3" draw:layer="layout" svg:width="13.525cm" svg:height="4.582cm" svg:x="6.136cm" svg:y="4.521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6.136cm" svg:y="9.438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9.273cm" svg:y="4.8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8.5cm" svg:y="3.752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1.6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1.8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4.2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4.4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7.3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7.598cm" svg:y="3.755cm">
          <draw:text-box>
            <text:p text:style-name="P5"><text:span text:style-name="T2">Tree</text:span></text:p>
          </draw:text-box>
        </draw:frame>
        <draw:custom-shape draw:name="Ellipse 5" draw:style-name="gr6" draw:text-style-name="P4" draw:layer="layout" svg:width="1.6cm" svg:height="1.6cm" svg:x="7.2cm" svg:y="9.7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5" draw:style-name="gr6" draw:text-style-name="P4" draw:layer="layout" svg:width="1.6cm" svg:height="1.6cm" svg:x="17.803cm" svg:y="10.0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Gleichschenkliges Dreieck 7" draw:style-name="gr7" draw:text-style-name="P4" draw:layer="layout" svg:width="1.797cm" svg:height="1.549cm" svg:x="16.496cm" svg:y="7.303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8" draw:text-style-name="P6" draw:layer="layout" svg:width="2.414cm" svg:height="0.769cm" svg:x="17.886cm" svg:y="7.103cm">
          <draw:text-box>
            <text:p text:style-name="P5"><text:span text:style-name="T2">Tripod</text:span></text:p>
          </draw:text-box>
        </draw:frame>
        <draw:custom-shape draw:style-name="gr9" draw:text-style-name="P7" draw:layer="layout" svg:width="3cm" svg:height="0.8cm" svg:x="11.2cm" svg:y="14.741cm">
          <text:p/>
          <draw:enhanced-geometry svg:viewBox="0 0 21600 21600" draw:type="rectangle" draw:enhanced-path="M 0 0 L 21600 0 21600 21600 0 21600 0 0 Z N"/>
        </draw:custom-shape>
        <draw:frame draw:name="Textfeld 13" draw:style-name="gr10" draw:text-style-name="P6" draw:layer="layout" svg:width="1.626cm" svg:height="0.762cm" svg:x="9.777cm" svg:y="14.779cm">
          <draw:text-box>
            <text:p text:style-name="P5"><text:span text:style-name="T2">FOH</text:span></text:p>
          </draw:text-box>
        </draw:frame>
        <draw:custom-shape draw:name="Ellipse 5" draw:style-name="gr11" draw:text-style-name="P4" draw:layer="layout" svg:width="0.327cm" svg:height="0.327cm" svg:x="6.673cm" svg:y="5.91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5.5cm" svg:y="5.951cm">
          <draw:text-box>
            <text:p text:style-name="P5"><text:span text:style-name="T2">Lamp</text:span></text:p>
          </draw:text-box>
        </draw:frame>
        <draw:custom-shape draw:name="Ellipse 5" draw:style-name="gr11" draw:text-style-name="P4" draw:layer="layout" svg:width="0.327cm" svg:height="0.327cm" svg:x="18.176cm" svg:y="6.4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774cm" svg:y="6.186cm">
          <draw:text-box>
            <text:p text:style-name="P5"><text:span text:style-name="T2">Lamp</text:span></text:p>
          </draw:text-box>
        </draw:frame>
        <draw:custom-shape draw:name="Ellipse 5" draw:style-name="gr11" draw:text-style-name="P4" draw:layer="layout" svg:width="0.327cm" svg:height="0.327cm" svg:x="8.373cm" svg:y="11.61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7.2cm" svg:y="11.849cm">
          <draw:text-box>
            <text:p text:style-name="P5"><text:span text:style-name="T2">Lamp</text:span></text:p>
          </draw:text-box>
        </draw:frame>
        <draw:custom-shape draw:name="Gleichschenkliges Dreieck 22" draw:style-name="gr40" draw:text-style-name="P23" draw:layer="layout" svg:width="0.393cm" svg:height="0.595cm" draw:transform="rotate (3.12256856474305) translate (22.779cm 4.34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12" draw:text-style-name="P8" draw:layer="layout" svg:width="5.2cm" svg:height="2.2cm" svg:x="10.4cm" svg:y="6.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8" draw:layer="layout" svg:width="2.2cm" svg:height="3.81cm" svg:x="6.8cm" svg:y="6.3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name="Textfeld 13" draw:style-name="gr41" draw:text-style-name="P9" draw:layer="layout" svg:width="2.999cm" svg:height="1.776cm" svg:x="3.2cm" svg:y="9.6cm">
          <draw:text-box>
            <text:p text:style-name="P5"><text:span text:style-name="T3">Stage aerial strapes</text:span></text:p>
            <text:p text:style-name="P5"><text:span text:style-name="T3"/></text:p>
          </draw:text-box>
        </draw:frame>
        <draw:frame draw:name="Textfeld 13" draw:style-name="gr15" draw:text-style-name="P9" draw:layer="layout" svg:width="2.999cm" svg:height="0.762cm" svg:x="6.602cm" svg:y="6.34cm">
          <draw:text-box>
            <text:p text:style-name="P5"><text:span text:style-name="T3">Stage left</text:span></text:p>
          </draw:text-box>
        </draw:frame>
        <draw:frame draw:name="Textfeld 13" draw:style-name="gr15" draw:text-style-name="P9" draw:layer="layout" svg:width="2.999cm" svg:height="0.762cm" svg:x="10.603cm" svg:y="6.34cm">
          <draw:text-box>
            <text:p text:style-name="P5"><text:span text:style-name="T3">Stage center</text:span></text:p>
          </draw:text-box>
        </draw:frame>
        <draw:custom-shape draw:style-name="gr16" draw:text-style-name="P8" draw:layer="layout" svg:width="3.008cm" svg:height="2.81cm" svg:x="15.2cm" svg:y="6.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8" draw:layer="layout" svg:width="1.8cm" svg:height="2.2cm" svg:x="5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feld 13" draw:style-name="gr15" draw:text-style-name="P9" draw:layer="layout" svg:width="2.999cm" svg:height="0.762cm" svg:x="15.304cm" svg:y="6.84cm">
          <draw:text-box>
            <text:p text:style-name="P5"><text:span text:style-name="T3">Stage right</text:span></text:p>
          </draw:text-box>
        </draw:frame>
        <draw:custom-shape draw:style-name="gr42" draw:text-style-name="P24" draw:layer="layout" svg:width="0.6cm" svg:height="0.4cm" svg:x="8.7cm" svg:y="2.69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0.6cm" svg:height="0.4cm" svg:x="14.322cm" svg:y="2.632cm">
          <text:p/>
          <draw:enhanced-geometry svg:viewBox="0 0 21600 21600" draw:type="rectangle" draw:enhanced-path="M 0 0 L 21600 0 21600 21600 0 21600 0 0 Z N"/>
        </draw:custom-shape>
        <draw:frame draw:name="Textfeld 13" draw:style-name="gr43" draw:text-style-name="P25" draw:layer="layout" svg:width="2.563cm" svg:height="0.762cm" svg:x="8.4cm" svg:y="3.038cm">
          <draw:text-box>
            <text:p text:style-name="P5"><text:span text:style-name="T6">Projector 1</text:span></text:p>
          </draw:text-box>
        </draw:frame>
        <draw:frame draw:name="Textfeld 13" draw:style-name="gr43" draw:text-style-name="P25" draw:layer="layout" svg:width="2.563cm" svg:height="0.762cm" svg:x="14.023cm" svg:y="2.971cm">
          <draw:text-box>
            <text:p text:style-name="P5"><text:span text:style-name="T6">Projector 2</text:span></text:p>
          </draw:text-box>
        </draw:frame>
        <draw:custom-shape draw:style-name="gr44" draw:text-style-name="P24" draw:layer="layout" svg:width="0.4cm" svg:height="0.6cm" draw:transform="rotate (-0.0291469985083055) translate (22.419cm 4.69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name="Textfeld 13" draw:style-name="gr45" draw:text-style-name="P25" draw:layer="layout" svg:width="3.245cm" svg:height="0.762cm" svg:x="22.802cm" svg:y="3.639cm">
          <draw:text-box>
            <text:p text:style-name="P5"><text:span text:style-name="T6">Accu LED (7x)</text:span></text:p>
          </draw:text-box>
        </draw:frame>
        <draw:frame draw:name="Textfeld 13" draw:style-name="gr46" draw:text-style-name="P25" draw:layer="layout" svg:width="2.419cm" svg:height="0.762cm" svg:x="22.802cm" svg:y="4.539cm">
          <draw:text-box>
            <text:p text:style-name="P5"><text:span text:style-name="T6">LED (10x)</text:span></text:p>
          </draw:text-box>
        </draw:frame>
        <draw:custom-shape draw:style-name="gr42" draw:text-style-name="P24" draw:layer="layout" svg:width="0.6cm" svg:height="0.4cm" svg:x="22.3cm" svg:y="5.8cm">
          <text:p/>
          <draw:enhanced-geometry svg:viewBox="0 0 21600 21600" draw:type="rectangle" draw:enhanced-path="M 0 0 L 21600 0 21600 21600 0 21600 0 0 Z N"/>
        </draw:custom-shape>
        <draw:frame draw:name="Textfeld 13" draw:style-name="gr47" draw:text-style-name="P25" draw:layer="layout" svg:width="3.054cm" svg:height="0.762cm" svg:x="22.803cm" svg:y="5.539cm">
          <draw:text-box>
            <text:p text:style-name="P5"><text:span text:style-name="T6">Projector (3x)</text:span></text:p>
          </draw:text-box>
        </draw:frame>
        <draw:custom-shape draw:style-name="gr44" draw:text-style-name="P24" draw:layer="layout" svg:width="0.4cm" svg:height="0.6cm" draw:transform="rotate (-0.0291469985083055) translate (11.417cm 7.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12.4cm 7.18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13.217cm 7.18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16.513cm 7.58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17cm 7.98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7.417cm 7.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8.017cm 7.58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6.2cm 10.25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40" draw:text-style-name="P23" draw:layer="layout" svg:width="0.393cm" svg:height="0.595cm" draw:transform="rotate (3.12256856474305) translate (18.197cm 8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0" draw:text-style-name="P23" draw:layer="layout" svg:width="0.393cm" svg:height="0.595cm" draw:transform="rotate (3.12256856474305) translate (6.125cm 10.60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0" draw:text-style-name="P23" draw:layer="layout" svg:width="0.4cm" svg:height="0.595cm" draw:transform="rotate (3.12256856474305) translate (6.172cm 11.37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8" draw:text-style-name="P8" draw:layer="layout" svg:width="3.7cm" svg:height="0.2cm" svg:x="6.2cm" svg:y="4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6.7cm" svg:height="0.2cm" svg:x="10.2cm" svg:y="4.4cm">
          <text:p/>
          <draw:enhanced-geometry svg:viewBox="0 0 21600 21600" draw:type="rectangle" draw:enhanced-path="M 0 0 L 21600 0 21600 21600 0 21600 0 0 Z N"/>
        </draw:custom-shape>
        <draw:frame draw:name="Textfeld 13" draw:style-name="gr14" draw:text-style-name="P9" draw:layer="layout" svg:width="2.999cm" svg:height="1.269cm" svg:x="5.4cm" svg:y="3.331cm">
          <draw:text-box>
            <text:p text:style-name="P5"><text:span text:style-name="T3">Projection mapping</text:span></text:p>
          </draw:text-box>
        </draw:frame>
        <draw:custom-shape draw:style-name="gr42" draw:text-style-name="P24" draw:layer="layout" svg:width="0.6cm" svg:height="0.4cm" svg:x="14.523cm" svg:y="9.824cm">
          <text:p/>
          <draw:enhanced-geometry svg:viewBox="0 0 21600 21600" draw:type="rectangle" draw:enhanced-path="M 0 0 L 21600 0 21600 21600 0 21600 0 0 Z N"/>
        </draw:custom-shape>
        <draw:frame draw:name="Textfeld 13" draw:style-name="gr50" draw:text-style-name="P25" draw:layer="layout" svg:width="2.843cm" svg:height="1.269cm" svg:x="14.224cm" svg:y="10.163cm">
          <draw:text-box>
            <text:p text:style-name="P5"><text:span text:style-name="T6">(Projector 3)</text:span></text:p>
          </draw:text-box>
        </draw:frame>
        <draw:custom-shape draw:style-name="gr51" draw:text-style-name="P8" draw:layer="layout" svg:width="4.082cm" svg:height="0.2cm" draw:transform="rotate (-0.822573676464927) translate (15.088cm 7.3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Textfeld 13" draw:style-name="gr14" draw:text-style-name="P9" draw:layer="layout" svg:width="2.999cm" svg:height="1.269cm" svg:x="15.001cm" svg:y="9.132cm">
          <draw:text-box>
            <text:p text:style-name="P5"><text:span text:style-name="T3">(Projection mapping)</text:span></text:p>
          </draw:text-box>
        </draw:frame>
        <draw:custom-shape draw:name="Gleichschenkliges Dreieck 22" draw:style-name="gr40" draw:text-style-name="P23" draw:layer="layout" svg:width="0.393cm" svg:height="0.595cm" draw:transform="rotate (3.12256856474305) translate (7.799cm 11.017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0" draw:text-style-name="P23" draw:layer="layout" svg:width="0.393cm" svg:height="0.595cm" draw:transform="rotate (3.12256856474305) translate (18.203cm 8.817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0" draw:text-style-name="P23" draw:layer="layout" svg:width="0.393cm" svg:height="0.595cm" draw:transform="rotate (3.12256856474305) translate (18.209cm 9.334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3" draw:style-name="gr52" draw:text-style-name="P9" draw:layer="layout" svg:width="2.999cm" svg:height="2.79cm" svg:x="23.001cm" svg:y="9.6cm">
          <draw:text-box>
            <text:p text:style-name="P5"><text:span text:style-name="T3">In use:</text:span></text:p>
            <text:p text:style-name="P5"><text:span text:style-name="T3"/></text:p>
            <text:p text:style-name="P5"><text:span text:style-name="T3">LED 8</text:span></text:p>
            <text:p text:style-name="P5"><text:span text:style-name="T3">Accu LED 6</text:span></text:p>
            <text:p text:style-name="P5"><text:span text:style-name="T3"/></text:p>
          </draw:text-box>
        </draw:frame>
        <draw:custom-shape draw:style-name="gr44" draw:text-style-name="P24" draw:layer="layout" svg:width="0.4cm" svg:height="0.6cm" draw:transform="rotate (2.89619936075939) translate (8.854cm 10.08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0.593411945678072) translate (8.733cm 10.47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frame draw:name="Foliennummernplatzhalter 6" draw:style-name="gr18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19" draw:layer="layout" svg:width="19.791cm" svg:height="11.135cm" svg:x="0.604cm" svg:y="2.258cm" draw:page-number="3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r" presentation:presentation-page-layout-name="AL1T13">
        <office:forms form:automatic-focus="false" form:apply-design-mode="false"/>
        <draw:frame draw:name="Textfeld 1" draw:style-name="gr53" draw:text-style-name="P2" draw:layer="layout" svg:width="14.629cm" svg:height="0.99cm" svg:x="1.601cm" svg:y="0.4cm">
          <draw:text-box>
            <text:p text:style-name="P1"><text:span text:style-name="T11">Stage – Lamps and projectors positions</text:span></text:p>
          </draw:text-box>
        </draw:frame>
        <draw:custom-shape draw:name="Rechteck 3" draw:style-name="gr2" draw:text-style-name="P3" draw:layer="layout" svg:width="13.525cm" svg:height="4.582cm" svg:x="6.136cm" svg:y="4.521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6.136cm" svg:y="9.438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9.273cm" svg:y="4.8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8.5cm" svg:y="3.752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1.6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1.8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4.2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4.4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7.3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7.598cm" svg:y="3.755cm">
          <draw:text-box>
            <text:p text:style-name="P5"><text:span text:style-name="T2">Tree</text:span></text:p>
          </draw:text-box>
        </draw:frame>
        <draw:custom-shape draw:name="Ellipse 5" draw:style-name="gr6" draw:text-style-name="P4" draw:layer="layout" svg:width="1.6cm" svg:height="1.6cm" svg:x="7.2cm" svg:y="9.7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5" draw:style-name="gr6" draw:text-style-name="P4" draw:layer="layout" svg:width="1.6cm" svg:height="1.6cm" svg:x="17.803cm" svg:y="10.0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Gleichschenkliges Dreieck 7" draw:style-name="gr7" draw:text-style-name="P4" draw:layer="layout" svg:width="1.797cm" svg:height="1.549cm" svg:x="16.496cm" svg:y="7.303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8" draw:text-style-name="P6" draw:layer="layout" svg:width="2.414cm" svg:height="0.769cm" svg:x="17.886cm" svg:y="7.103cm">
          <draw:text-box>
            <text:p text:style-name="P5"><text:span text:style-name="T2">Tripod</text:span></text:p>
          </draw:text-box>
        </draw:frame>
        <draw:custom-shape draw:style-name="gr9" draw:text-style-name="P7" draw:layer="layout" svg:width="3cm" svg:height="0.8cm" svg:x="11.4cm" svg:y="14.8cm">
          <text:p/>
          <draw:enhanced-geometry svg:viewBox="0 0 21600 21600" draw:type="rectangle" draw:enhanced-path="M 0 0 L 21600 0 21600 21600 0 21600 0 0 Z N"/>
        </draw:custom-shape>
        <draw:frame draw:name="Textfeld 13" draw:style-name="gr10" draw:text-style-name="P6" draw:layer="layout" svg:width="1.626cm" svg:height="0.762cm" svg:x="10cm" svg:y="14.99cm">
          <draw:text-box>
            <text:p text:style-name="P5"><text:span text:style-name="T2">FOH</text:span></text:p>
          </draw:text-box>
        </draw:frame>
        <draw:custom-shape draw:name="Ellipse 5" draw:style-name="gr11" draw:text-style-name="P4" draw:layer="layout" svg:width="0.327cm" svg:height="0.327cm" svg:x="6.673cm" svg:y="5.91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5.5cm" svg:y="5.951cm">
          <draw:text-box>
            <text:p text:style-name="P5"><text:span text:style-name="T2">Lamp</text:span></text:p>
          </draw:text-box>
        </draw:frame>
        <draw:custom-shape draw:name="Ellipse 5" draw:style-name="gr11" draw:text-style-name="P4" draw:layer="layout" svg:width="0.327cm" svg:height="0.327cm" svg:x="18.176cm" svg:y="6.4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774cm" svg:y="6.186cm">
          <draw:text-box>
            <text:p text:style-name="P5"><text:span text:style-name="T2">Lamp</text:span></text:p>
          </draw:text-box>
        </draw:frame>
        <draw:custom-shape draw:name="Ellipse 5" draw:style-name="gr11" draw:text-style-name="P4" draw:layer="layout" svg:width="0.327cm" svg:height="0.327cm" svg:x="8.373cm" svg:y="11.61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7.2cm" svg:y="11.849cm">
          <draw:text-box>
            <text:p text:style-name="P5"><text:span text:style-name="T2">Lamp</text:span></text:p>
          </draw:text-box>
        </draw:frame>
        <draw:custom-shape draw:name="Gleichschenkliges Dreieck 22" draw:style-name="gr40" draw:text-style-name="P23" draw:layer="layout" svg:width="0.393cm" svg:height="0.595cm" draw:transform="rotate (3.12256856474305) translate (22.779cm 4.34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4" draw:text-style-name="P24" draw:layer="layout" svg:width="0.4cm" svg:height="0.6cm" draw:transform="rotate (-0.51696652444072) translate (8.652cm 1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8" draw:layer="layout" svg:width="5.2cm" svg:height="2.2cm" svg:x="10.4cm" svg:y="6.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8" draw:layer="layout" svg:width="2.2cm" svg:height="3.81cm" svg:x="6.8cm" svg:y="6.3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name="Textfeld 13" draw:style-name="gr14" draw:text-style-name="P9" draw:layer="layout" svg:width="2.999cm" svg:height="1.269cm" svg:x="3.2cm" svg:y="9.6cm">
          <draw:text-box>
            <text:p text:style-name="P5"><text:span text:style-name="T3">Stage aerial strapes</text:span></text:p>
          </draw:text-box>
        </draw:frame>
        <draw:frame draw:name="Textfeld 13" draw:style-name="gr15" draw:text-style-name="P9" draw:layer="layout" svg:width="2.999cm" svg:height="0.762cm" svg:x="6.602cm" svg:y="6.34cm">
          <draw:text-box>
            <text:p text:style-name="P5"><text:span text:style-name="T3">Stage left</text:span></text:p>
          </draw:text-box>
        </draw:frame>
        <draw:frame draw:name="Textfeld 13" draw:style-name="gr15" draw:text-style-name="P9" draw:layer="layout" svg:width="2.999cm" svg:height="0.762cm" svg:x="10.603cm" svg:y="6.34cm">
          <draw:text-box>
            <text:p text:style-name="P5"><text:span text:style-name="T3">Stage center</text:span></text:p>
          </draw:text-box>
        </draw:frame>
        <draw:custom-shape draw:style-name="gr16" draw:text-style-name="P8" draw:layer="layout" svg:width="3.008cm" svg:height="2.81cm" svg:x="15.2cm" svg:y="6.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8" draw:layer="layout" svg:width="1.8cm" svg:height="2.2cm" svg:x="5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feld 13" draw:style-name="gr15" draw:text-style-name="P9" draw:layer="layout" svg:width="2.999cm" svg:height="0.762cm" svg:x="15.304cm" svg:y="6.84cm">
          <draw:text-box>
            <text:p text:style-name="P5"><text:span text:style-name="T3">Stage right</text:span></text:p>
          </draw:text-box>
        </draw:frame>
        <draw:custom-shape draw:style-name="gr42" draw:text-style-name="P24" draw:layer="layout" svg:width="0.6cm" svg:height="0.4cm" svg:x="9.337cm" svg:y="11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0.6cm" svg:height="0.4cm" svg:x="12.899cm" svg:y="12.499cm">
          <text:p/>
          <draw:enhanced-geometry svg:viewBox="0 0 21600 21600" draw:type="rectangle" draw:enhanced-path="M 0 0 L 21600 0 21600 21600 0 21600 0 0 Z N"/>
        </draw:custom-shape>
        <draw:frame draw:name="Textfeld 13" draw:style-name="gr43" draw:text-style-name="P25" draw:layer="layout" svg:width="2.563cm" svg:height="0.762cm" svg:x="9.037cm" svg:y="12.139cm">
          <draw:text-box>
            <text:p text:style-name="P5"><text:span text:style-name="T6">Projector 1</text:span></text:p>
          </draw:text-box>
        </draw:frame>
        <draw:frame draw:name="Textfeld 13" draw:style-name="gr43" draw:text-style-name="P25" draw:layer="layout" svg:width="2.563cm" svg:height="0.762cm" svg:x="12.6cm" svg:y="12.838cm">
          <draw:text-box>
            <text:p text:style-name="P5"><text:span text:style-name="T6">Projector 2</text:span></text:p>
          </draw:text-box>
        </draw:frame>
        <draw:custom-shape draw:style-name="gr44" draw:text-style-name="P24" draw:layer="layout" svg:width="0.4cm" svg:height="0.6cm" draw:transform="rotate (-1.33116262049608) translate (9.166cm 11.39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-0.0291469985083055) translate (22.419cm 4.69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0.0275762021815104) translate (12.314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name="Textfeld 13" draw:style-name="gr45" draw:text-style-name="P25" draw:layer="layout" svg:width="3.245cm" svg:height="0.762cm" svg:x="22.802cm" svg:y="3.639cm">
          <draw:text-box>
            <text:p text:style-name="P5"><text:span text:style-name="T6">Accu LED (7x)</text:span></text:p>
          </draw:text-box>
        </draw:frame>
        <draw:frame draw:name="Textfeld 13" draw:style-name="gr46" draw:text-style-name="P25" draw:layer="layout" svg:width="2.419cm" svg:height="0.762cm" svg:x="22.802cm" svg:y="4.539cm">
          <draw:text-box>
            <text:p text:style-name="P5"><text:span text:style-name="T6">LED (10x)</text:span></text:p>
          </draw:text-box>
        </draw:frame>
        <draw:custom-shape draw:style-name="gr42" draw:text-style-name="P24" draw:layer="layout" svg:width="0.6cm" svg:height="0.4cm" svg:x="22.3cm" svg:y="5.8cm">
          <text:p/>
          <draw:enhanced-geometry svg:viewBox="0 0 21600 21600" draw:type="rectangle" draw:enhanced-path="M 0 0 L 21600 0 21600 21600 0 21600 0 0 Z N"/>
        </draw:custom-shape>
        <draw:frame draw:name="Textfeld 13" draw:style-name="gr54" draw:text-style-name="P25" draw:layer="layout" svg:width="3.291cm" svg:height="0.762cm" svg:x="22.803cm" svg:y="5.539cm">
          <draw:text-box>
            <text:p text:style-name="P5"><text:span text:style-name="T6">Projector (10x)</text:span></text:p>
          </draw:text-box>
        </draw:frame>
        <draw:custom-shape draw:style-name="gr44" draw:text-style-name="P24" draw:layer="layout" svg:width="0.4cm" svg:height="0.6cm" draw:transform="rotate (2.89619936075939) translate (8.854cm 10.1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0.482932604026831) translate (7.805cm 9.89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0.508414411105948) translate (7.144cm 9.97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4" draw:text-style-name="P24" draw:layer="layout" svg:width="0.4cm" svg:height="0.6cm" draw:transform="rotate (0.826936999594913) translate (7.725cm 11.43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55" draw:text-style-name="P23" draw:layer="layout" svg:width="0.393cm" svg:height="0.36cm" draw:transform="rotate (-1.36886173233915) translate (7.706cm 10.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56" draw:text-style-name="P24" draw:layer="layout" svg:width="0.4cm" svg:height="0.347cm" draw:transform="rotate (3.03792009602133) translate (18.367cm 7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1" draw:text-style-name="P8" draw:layer="layout" svg:width="4.082cm" svg:height="0.2cm" draw:transform="rotate (-0.822573676464927) translate (15.088cm 7.3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Textfeld 13" draw:style-name="gr14" draw:text-style-name="P9" draw:layer="layout" svg:width="2.999cm" svg:height="1.269cm" svg:x="15.001cm" svg:y="9.132cm">
          <draw:text-box>
            <text:p text:style-name="P5"><text:span text:style-name="T3">(Projection mapping)</text:span></text:p>
          </draw:text-box>
        </draw:frame>
        <draw:custom-shape draw:style-name="gr42" draw:text-style-name="P24" draw:layer="layout" svg:width="0.6cm" svg:height="0.4cm" svg:x="14.524cm" svg:y="9.816cm">
          <text:p/>
          <draw:enhanced-geometry svg:viewBox="0 0 21600 21600" draw:type="rectangle" draw:enhanced-path="M 0 0 L 21600 0 21600 21600 0 21600 0 0 Z N"/>
        </draw:custom-shape>
        <draw:frame draw:name="Textfeld 13" draw:style-name="gr50" draw:text-style-name="P25" draw:layer="layout" svg:width="2.843cm" svg:height="1.269cm" svg:x="11.8cm" svg:y="9.655cm">
          <draw:text-box>
            <text:p text:style-name="P5"><text:span text:style-name="T6">(Projector 3)</text:span></text:p>
          </draw:text-box>
        </draw:frame>
        <draw:custom-shape draw:name="Gleichschenkliges Dreieck 22" draw:style-name="gr40" draw:text-style-name="P23" draw:layer="layout" svg:width="0.393cm" svg:height="0.595cm" draw:transform="rotate (-0.138230076757951) translate (6.5cm 5.95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0" draw:text-style-name="P23" draw:layer="layout" svg:width="0.393cm" svg:height="0.595cm" draw:transform="rotate (-0.138230076757951) translate (6.157cm 5.95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4" draw:text-style-name="P24" draw:layer="layout" svg:width="0.4cm" svg:height="0.6cm" draw:transform="rotate (0.0275762021815104) translate (13.715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40" draw:text-style-name="P23" draw:layer="layout" svg:width="0.393cm" svg:height="0.595cm" draw:transform="rotate (-0.310843139780191) translate (18.686cm 6.12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0" draw:text-style-name="P23" draw:layer="layout" svg:width="0.393cm" svg:height="0.595cm" draw:transform="rotate (-0.310843139780191) translate (18.99cm 6.039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0" draw:text-style-name="P23" draw:layer="layout" svg:width="0.393cm" svg:height="0.595cm" draw:transform="rotate (-0.310843139780191) translate (19.294cm 5.95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40" draw:text-style-name="P23" draw:layer="layout" svg:width="0.393cm" svg:height="0.595cm" draw:transform="rotate (-0.138230076757951) translate (4.611cm 5.8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44" draw:text-style-name="P24" draw:layer="layout" svg:width="0.4cm" svg:height="0.6cm" draw:transform="rotate (0.593411945678072) translate (8.733cm 10.50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frame draw:name="Foliennummernplatzhalter 6" draw:style-name="gr18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19" draw:layer="layout" svg:width="19.791cm" svg:height="11.135cm" svg:x="0.604cm" svg:y="2.258cm" draw:page-number="4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Leer" presentation:presentation-page-layout-name="AL1T13">
        <office:forms form:automatic-focus="false" form:apply-design-mode="false"/>
        <draw:frame draw:name="Textfeld 1" draw:style-name="gr53" draw:text-style-name="P2" draw:layer="layout" svg:width="14.629cm" svg:height="0.99cm" svg:x="1.601cm" svg:y="0.4cm">
          <draw:text-box>
            <text:p text:style-name="P1"><text:span text:style-name="T11">Stage – Power cords</text:span></text:p>
          </draw:text-box>
        </draw:frame>
        <draw:custom-shape draw:name="Rechteck 3" draw:style-name="gr2" draw:text-style-name="P3" draw:layer="layout" svg:width="13.525cm" svg:height="4.582cm" svg:x="6.136cm" svg:y="4.521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6.136cm" svg:y="9.438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9.273cm" svg:y="4.8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8.5cm" svg:y="3.752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1.6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1.8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4.2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4.4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7.3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7.598cm" svg:y="3.755cm">
          <draw:text-box>
            <text:p text:style-name="P5"><text:span text:style-name="T2">Tree</text:span></text:p>
          </draw:text-box>
        </draw:frame>
        <draw:custom-shape draw:name="Ellipse 5" draw:style-name="gr6" draw:text-style-name="P4" draw:layer="layout" svg:width="1.6cm" svg:height="1.6cm" svg:x="7.2cm" svg:y="9.7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5" draw:style-name="gr6" draw:text-style-name="P4" draw:layer="layout" svg:width="1.6cm" svg:height="1.6cm" svg:x="17.803cm" svg:y="10.0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Gleichschenkliges Dreieck 7" draw:style-name="gr7" draw:text-style-name="P4" draw:layer="layout" svg:width="1.797cm" svg:height="1.549cm" svg:x="16.496cm" svg:y="7.303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8" draw:text-style-name="P6" draw:layer="layout" svg:width="2.414cm" svg:height="0.769cm" svg:x="17.886cm" svg:y="7.103cm">
          <draw:text-box>
            <text:p text:style-name="P5"><text:span text:style-name="T2">Tripod</text:span></text:p>
          </draw:text-box>
        </draw:frame>
        <draw:custom-shape draw:style-name="gr9" draw:text-style-name="P7" draw:layer="layout" svg:width="3cm" svg:height="0.8cm" svg:x="11.6cm" svg:y="14.6cm">
          <text:p/>
          <draw:enhanced-geometry svg:viewBox="0 0 21600 21600" draw:type="rectangle" draw:enhanced-path="M 0 0 L 21600 0 21600 21600 0 21600 0 0 Z N"/>
        </draw:custom-shape>
        <draw:frame draw:name="Textfeld 13" draw:style-name="gr10" draw:text-style-name="P6" draw:layer="layout" svg:width="1.626cm" svg:height="0.762cm" svg:x="14.774cm" svg:y="14.6cm">
          <draw:text-box>
            <text:p text:style-name="P5"><text:span text:style-name="T2">FOH</text:span></text:p>
          </draw:text-box>
        </draw:frame>
        <draw:custom-shape draw:name="Ellipse 5" draw:style-name="gr11" draw:text-style-name="P4" draw:layer="layout" svg:width="0.327cm" svg:height="0.327cm" svg:x="6.673cm" svg:y="5.91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5.5cm" svg:y="5.951cm">
          <draw:text-box>
            <text:p text:style-name="P5"><text:span text:style-name="T2">Lamp</text:span></text:p>
          </draw:text-box>
        </draw:frame>
        <draw:custom-shape draw:name="Ellipse 5" draw:style-name="gr11" draw:text-style-name="P4" draw:layer="layout" svg:width="0.327cm" svg:height="0.327cm" svg:x="18.176cm" svg:y="6.4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774cm" svg:y="6.186cm">
          <draw:text-box>
            <text:p text:style-name="P5"><text:span text:style-name="T2">Lamp</text:span></text:p>
          </draw:text-box>
        </draw:frame>
        <draw:custom-shape draw:name="Ellipse 5" draw:style-name="gr11" draw:text-style-name="P4" draw:layer="layout" svg:width="0.327cm" svg:height="0.327cm" svg:x="8.373cm" svg:y="11.61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7.2cm" svg:y="11.849cm">
          <draw:text-box>
            <text:p text:style-name="P5"><text:span text:style-name="T2">Lamp</text:span></text:p>
          </draw:text-box>
        </draw:frame>
        <draw:custom-shape draw:style-name="gr57" draw:text-style-name="P26" draw:layer="layout" svg:width="0.4cm" svg:height="0.6cm" draw:transform="rotate (-0.51696652444072) translate (8.652cm 1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8" draw:layer="layout" svg:width="5.2cm" svg:height="2.2cm" svg:x="10.4cm" svg:y="6.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8" draw:layer="layout" svg:width="2.2cm" svg:height="3.81cm" svg:x="6.8cm" svg:y="6.3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name="Textfeld 13" draw:style-name="gr14" draw:text-style-name="P9" draw:layer="layout" svg:width="2.999cm" svg:height="1.269cm" svg:x="3.2cm" svg:y="9.6cm">
          <draw:text-box>
            <text:p text:style-name="P5"><text:span text:style-name="T3">Stage aerial strapes</text:span></text:p>
          </draw:text-box>
        </draw:frame>
        <draw:frame draw:name="Textfeld 13" draw:style-name="gr15" draw:text-style-name="P9" draw:layer="layout" svg:width="2.999cm" svg:height="0.762cm" svg:x="6.602cm" svg:y="6.34cm">
          <draw:text-box>
            <text:p text:style-name="P5"><text:span text:style-name="T3">Stage left</text:span></text:p>
          </draw:text-box>
        </draw:frame>
        <draw:frame draw:name="Textfeld 13" draw:style-name="gr15" draw:text-style-name="P9" draw:layer="layout" svg:width="2.999cm" svg:height="0.762cm" svg:x="10.603cm" svg:y="6.34cm">
          <draw:text-box>
            <text:p text:style-name="P5"><text:span text:style-name="T3">Stage center</text:span></text:p>
          </draw:text-box>
        </draw:frame>
        <draw:custom-shape draw:style-name="gr16" draw:text-style-name="P8" draw:layer="layout" svg:width="3.008cm" svg:height="2.81cm" svg:x="15.2cm" svg:y="6.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8" draw:layer="layout" svg:width="1.8cm" svg:height="2.2cm" svg:x="5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feld 13" draw:style-name="gr15" draw:text-style-name="P9" draw:layer="layout" svg:width="2.999cm" svg:height="0.762cm" svg:x="15.304cm" svg:y="6.84cm">
          <draw:text-box>
            <text:p text:style-name="P5"><text:span text:style-name="T3">Stage right</text:span></text:p>
          </draw:text-box>
        </draw:frame>
        <draw:custom-shape draw:style-name="gr57" draw:text-style-name="P26" draw:layer="layout" svg:width="0.6cm" svg:height="0.4cm" svg:x="9.337cm" svg:y="11.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6" draw:layer="layout" svg:width="0.6cm" svg:height="0.4cm" svg:x="12.899cm" svg:y="12.499cm">
          <text:p/>
          <draw:enhanced-geometry svg:viewBox="0 0 21600 21600" draw:type="rectangle" draw:enhanced-path="M 0 0 L 21600 0 21600 21600 0 21600 0 0 Z N"/>
        </draw:custom-shape>
        <draw:frame draw:name="Textfeld 13" draw:style-name="gr43" draw:text-style-name="P27" draw:layer="layout" svg:width="2.563cm" svg:height="0.762cm" svg:x="9.037cm" svg:y="12.139cm">
          <draw:text-box>
            <text:p text:style-name="P5"><text:span text:style-name="T12">Projector 1</text:span></text:p>
          </draw:text-box>
        </draw:frame>
        <draw:frame draw:name="Textfeld 13" draw:style-name="gr43" draw:text-style-name="P27" draw:layer="layout" svg:width="2.563cm" svg:height="0.762cm" svg:x="12.6cm" svg:y="12.838cm">
          <draw:text-box>
            <text:p text:style-name="P5"><text:span text:style-name="T12">Projector 2</text:span></text:p>
          </draw:text-box>
        </draw:frame>
        <draw:custom-shape draw:style-name="gr57" draw:text-style-name="P26" draw:layer="layout" svg:width="0.4cm" svg:height="0.6cm" draw:transform="rotate (-1.33116262049608) translate (9.166cm 11.39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7" draw:text-style-name="P26" draw:layer="layout" svg:width="0.4cm" svg:height="0.6cm" draw:transform="rotate (0.0275762021815104) translate (12.314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7" draw:text-style-name="P26" draw:layer="layout" svg:width="0.4cm" svg:height="0.6cm" draw:transform="rotate (2.89619936075939) translate (8.854cm 10.1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7" draw:text-style-name="P26" draw:layer="layout" svg:width="0.4cm" svg:height="0.6cm" draw:transform="rotate (0.482932604026831) translate (7.805cm 9.89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7" draw:text-style-name="P26" draw:layer="layout" svg:width="0.4cm" svg:height="0.6cm" draw:transform="rotate (0.508414411105948) translate (7.144cm 9.97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7" draw:text-style-name="P26" draw:layer="layout" svg:width="0.4cm" svg:height="0.6cm" draw:transform="rotate (0.826936999594913) translate (7.725cm 11.43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58" draw:text-style-name="P28" draw:layer="layout" svg:width="0.393cm" svg:height="0.36cm" draw:transform="rotate (-1.36886173233915) translate (7.706cm 10.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57" draw:text-style-name="P26" draw:layer="layout" svg:width="0.4cm" svg:height="0.347cm" draw:transform="rotate (3.03792009602133) translate (18.367cm 7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1" draw:text-style-name="P8" draw:layer="layout" svg:width="4.082cm" svg:height="0.2cm" draw:transform="rotate (-0.822573676464927) translate (15.088cm 7.3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Textfeld 13" draw:style-name="gr14" draw:text-style-name="P9" draw:layer="layout" svg:width="2.999cm" svg:height="1.269cm" svg:x="15.001cm" svg:y="9.132cm">
          <draw:text-box>
            <text:p text:style-name="P5"><text:span text:style-name="T3">(Projection mapping)</text:span></text:p>
          </draw:text-box>
        </draw:frame>
        <draw:custom-shape draw:style-name="gr57" draw:text-style-name="P26" draw:layer="layout" svg:width="0.6cm" svg:height="0.4cm" svg:x="14.524cm" svg:y="9.816cm">
          <text:p/>
          <draw:enhanced-geometry svg:viewBox="0 0 21600 21600" draw:type="rectangle" draw:enhanced-path="M 0 0 L 21600 0 21600 21600 0 21600 0 0 Z N"/>
        </draw:custom-shape>
        <draw:frame draw:name="Textfeld 13" draw:style-name="gr50" draw:text-style-name="P27" draw:layer="layout" svg:width="2.843cm" svg:height="1.269cm" svg:x="11.8cm" svg:y="9.655cm">
          <draw:text-box>
            <text:p text:style-name="P5"><text:span text:style-name="T12">(Projector 3)</text:span></text:p>
          </draw:text-box>
        </draw:frame>
        <draw:custom-shape draw:name="Gleichschenkliges Dreieck 22" draw:style-name="gr58" draw:text-style-name="P28" draw:layer="layout" svg:width="0.393cm" svg:height="0.595cm" draw:transform="rotate (-0.138230076757951) translate (6.5cm 5.95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8" draw:text-style-name="P28" draw:layer="layout" svg:width="0.393cm" svg:height="0.595cm" draw:transform="rotate (-0.138230076757951) translate (6.157cm 5.95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57" draw:text-style-name="P26" draw:layer="layout" svg:width="0.4cm" svg:height="0.6cm" draw:transform="rotate (0.0275762021815104) translate (13.715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58" draw:text-style-name="P28" draw:layer="layout" svg:width="0.393cm" svg:height="0.595cm" draw:transform="rotate (-0.310843139780191) translate (18.686cm 6.12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8" draw:text-style-name="P28" draw:layer="layout" svg:width="0.393cm" svg:height="0.595cm" draw:transform="rotate (-0.310843139780191) translate (18.99cm 6.039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8" draw:text-style-name="P28" draw:layer="layout" svg:width="0.393cm" svg:height="0.595cm" draw:transform="rotate (-0.310843139780191) translate (19.294cm 5.95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8" draw:text-style-name="P28" draw:layer="layout" svg:width="0.393cm" svg:height="0.595cm" draw:transform="rotate (-0.138230076757951) translate (4.611cm 5.8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57" draw:text-style-name="P26" draw:layer="layout" svg:width="0.4cm" svg:height="0.6cm" draw:transform="rotate (0.593411945678072) translate (8.733cm 10.50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9" draw:text-style-name="P24" draw:layer="layout" svg:width="0.6cm" svg:height="0.6cm" svg:x="21.947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4" draw:layer="layout" svg:width="0.6cm" svg:height="0.6cm" svg:x="21.947cm" svg:y="2.2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name="Textfeld 13" draw:style-name="gr61" draw:text-style-name="P25" draw:layer="layout" svg:width="4.049cm" svg:height="0.762cm" svg:x="22.751cm" svg:y="1.338cm">
          <draw:text-box>
            <text:p text:style-name="P5"><text:span text:style-name="T6">Extension reel (3x)</text:span></text:p>
          </draw:text-box>
        </draw:frame>
        <draw:frame draw:name="Textfeld 13" draw:style-name="gr62" draw:text-style-name="P25" draw:layer="layout" svg:width="3.787cm" svg:height="0.762cm" svg:x="22.752cm" svg:y="2.138cm">
          <draw:text-box>
            <text:p text:style-name="P5"><text:span text:style-name="T6">Distributer, 3-way</text:span></text:p>
          </draw:text-box>
        </draw:frame>
        <draw:line draw:style-name="gr63" draw:text-style-name="P8" draw:layer="layout" svg:x1="21.947cm" svg:y1="3.499cm" svg:x2="22.753cm" svg:y2="3.499cm">
          <text:p/>
        </draw:line>
        <draw:frame draw:name="Textfeld 13" draw:style-name="gr54" draw:text-style-name="P25" draw:layer="layout" svg:width="3.291cm" svg:height="0.762cm" svg:x="22.753cm" svg:y="3.038cm">
          <draw:text-box>
            <text:p text:style-name="P5"><text:span text:style-name="T6">Cord</text:span></text:p>
          </draw:text-box>
        </draw:frame>
        <draw:line draw:style-name="gr63" draw:text-style-name="P8" draw:layer="layout" svg:x1="9.5cm" svg:y1="15.4cm" svg:x2="12.9cm" svg:y2="15.4cm">
          <text:p/>
        </draw:line>
        <draw:line draw:style-name="gr63" draw:text-style-name="P8" draw:layer="layout" svg:x1="9.453cm" svg:y1="15cm" svg:x2="12.453cm" svg:y2="15cm">
          <text:p/>
        </draw:line>
        <draw:line draw:style-name="gr63" draw:text-style-name="P8" draw:layer="layout" svg:x1="12.453cm" svg:y1="13.2cm" svg:x2="12.453cm" svg:y2="15cm">
          <text:p/>
        </draw:line>
        <draw:custom-shape draw:style-name="gr59" draw:text-style-name="P24" draw:layer="layout" svg:width="0.6cm" svg:height="0.6cm" svg:x="12.2cm" svg:y="12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8" draw:layer="layout" svg:x1="13cm" svg:y1="13cm" svg:x2="20cm" svg:y2="13cm">
          <text:p/>
        </draw:line>
        <draw:line draw:style-name="gr63" draw:text-style-name="P8" draw:layer="layout" svg:x1="5.953cm" svg:y1="7cm" svg:x2="5.953cm" svg:y2="13.2cm">
          <text:p/>
        </draw:line>
        <draw:custom-shape draw:style-name="gr64" draw:text-style-name="P24" draw:layer="layout" svg:width="0.6cm" svg:height="0.6cm" svg:x="19.6cm" svg:y="9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3" draw:text-style-name="P8" draw:layer="layout" svg:x1="20cm" svg:y1="7.4cm" svg:x2="20cm" svg:y2="9.453cm">
          <text:p/>
        </draw:line>
        <draw:line draw:style-name="gr63" draw:text-style-name="P8" draw:layer="layout" svg:x1="18.597cm" svg:y1="10.003cm" svg:x2="19.403cm" svg:y2="10.003cm">
          <text:p/>
        </draw:line>
        <draw:custom-shape draw:style-name="gr64" draw:text-style-name="P24" draw:layer="layout" svg:width="0.6cm" svg:height="0.6cm" svg:x="16.6cm" svg:y="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24" draw:layer="layout" svg:width="0.6cm" svg:height="0.6cm" svg:x="18.303cm" svg:y="7.1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3" draw:text-style-name="P8" draw:layer="layout" svg:x1="18.6cm" svg:y1="7.4cm" svg:x2="20cm" svg:y2="7.4cm">
          <text:p/>
        </draw:line>
        <draw:custom-shape draw:style-name="gr64" draw:text-style-name="P24" draw:layer="layout" svg:width="0.6cm" svg:height="0.6cm" svg:x="11.714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3" draw:text-style-name="P8" draw:layer="layout" svg:x1="8.5cm" svg:y1="13cm" svg:x2="11.953cm" svg:y2="13cm">
          <text:p/>
        </draw:line>
        <draw:line draw:style-name="gr63" draw:text-style-name="P8" draw:layer="layout" svg:x1="8.5cm" svg:y1="10.553cm" svg:x2="8.5cm" svg:y2="11.513cm">
          <text:p/>
        </draw:line>
        <draw:line draw:style-name="gr63" draw:text-style-name="P8" draw:layer="layout" svg:x1="12cm" svg:y1="12.147cm" svg:x2="12cm" svg:y2="12.747cm">
          <text:p/>
        </draw:line>
        <draw:line draw:style-name="gr63" draw:text-style-name="P8" draw:layer="layout" svg:x1="5.906cm" svg:y1="13.2cm" svg:x2="11.906cm" svg:y2="13.2cm">
          <text:p/>
        </draw:line>
        <draw:custom-shape draw:style-name="gr64" draw:text-style-name="P24" draw:layer="layout" svg:width="0.6cm" svg:height="0.6cm" svg:x="5.2cm" svg:y="6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3" draw:text-style-name="P8" draw:layer="layout" svg:x1="20cm" svg:y1="10.6cm" svg:x2="20cm" svg:y2="13cm">
          <text:p/>
        </draw:line>
        <draw:custom-shape draw:style-name="gr64" draw:text-style-name="P24" draw:layer="layout" svg:width="0.6cm" svg:height="0.6cm" svg:x="8.2cm" svg:y="9.8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3" draw:text-style-name="P8" draw:layer="layout" svg:x1="7.294cm" svg:y1="10.2cm" svg:x2="8.1cm" svg:y2="10.2cm">
          <text:p/>
        </draw:line>
        <draw:line draw:style-name="gr63" draw:text-style-name="P8" draw:layer="layout" svg:x1="7.347cm" svg:y1="10.4cm" svg:x2="8.153cm" svg:y2="10.4cm">
          <text:p/>
        </draw:line>
        <draw:custom-shape draw:style-name="gr64" draw:text-style-name="P24" draw:layer="layout" svg:width="0.6cm" svg:height="0.6cm" svg:x="7.144cm" svg:y="9.4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3" draw:text-style-name="P8" draw:layer="layout" svg:x1="8.5cm" svg:y1="12.006cm" svg:x2="8.5cm" svg:y2="12.966cm">
          <text:p/>
        </draw:line>
        <draw:custom-shape draw:style-name="gr64" draw:text-style-name="P24" draw:layer="layout" svg:width="0.6cm" svg:height="0.6cm" svg:x="7.4cm" svg:y="1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24" draw:layer="layout" svg:width="0.6cm" svg:height="0.6cm" svg:x="9cm" svg:y="11.3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24" draw:layer="layout" svg:width="0.6cm" svg:height="0.6cm" svg:x="13.2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24" draw:layer="layout" svg:width="0.6cm" svg:height="0.6cm" svg:x="13.901cm" svg:y="14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30" draw:layer="layout" svg:width="4.4cm" svg:height="1.8cm" svg:x="20.4cm" svg:y="5.6cm">
          <text:list text:style-name="L1">
            <text:list-item>
              <text:p text:style-name="P29"><text:span text:style-name="T13">Distributer at tripod</text:span></text:p>
              <text:list>
                <text:list-item>
                  <text:p text:style-name="P29"><text:span text:style-name="T13">cord to top of tripod, distributer for 3x Accu LED</text:span></text:p>
                </text:list-item>
                <text:list-item>
                  <text:p text:style-name="P29"><text:span text:style-name="T13">Cord to lamp, LED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3896.93251533742 6608.32870627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3" draw:text-style-name="P8" draw:layer="layout" svg:x1="18.504cm" svg:y1="6.252cm" svg:x2="18.496cm" svg:y2="6.955cm">
          <text:p/>
        </draw:line>
        <draw:line draw:style-name="gr63" draw:text-style-name="P8" draw:layer="layout" svg:x1="18.208cm" svg:y1="7.4cm" svg:x2="17.4cm" svg:y2="7.4cm">
          <text:p/>
        </draw:line>
        <draw:custom-shape draw:style-name="gr65" draw:text-style-name="P30" draw:layer="layout" svg:width="4.4cm" svg:height="1.8cm" svg:x="21cm" svg:y="9.2cm">
          <text:list text:style-name="L1">
            <text:list-item>
              <text:p text:style-name="P29"><text:span text:style-name="T13">Distributer</text:span></text:p>
              <text:list>
                <text:list-item>
                  <text:p text:style-name="P29"><text:span text:style-name="T13">cord to tripod</text:span></text:p>
                </text:list-item>
                <text:list-item>
                  <text:p text:style-name="P29"><text:span text:style-name="T13">Cord to right speaker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3896.93251533742 6608.32870627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30" draw:layer="layout" svg:width="4cm" svg:height="1.8cm" svg:x="5cm" svg:y="13.8cm">
          <text:list text:style-name="L1">
            <text:list-item>
              <text:p text:style-name="P29"><text:span text:style-name="T13">Two cords from source</text:span></text:p>
              <text:list>
                <text:list-item>
                  <text:p text:style-name="P29"><text:span text:style-name="T13">Cable to FOH</text:span></text:p>
                </text:list-item>
                <text:list-item>
                  <text:p text:style-name="P29"><text:span text:style-name="T13">reel to Projector 2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23916.0209947513 6704.27540255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frame draw:name="Foliennummernplatzhalter 6" draw:style-name="gr18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19" draw:layer="layout" svg:width="19.791cm" svg:height="11.135cm" svg:x="0.604cm" svg:y="2.258cm" draw:page-number="5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1T13">
        <office:forms form:automatic-focus="false" form:apply-design-mode="false"/>
        <draw:frame draw:name="Textfeld 1" draw:style-name="gr53" draw:text-style-name="P2" draw:layer="layout" svg:width="14.629cm" svg:height="0.99cm" svg:x="1.601cm" svg:y="0.4cm">
          <draw:text-box>
            <text:p text:style-name="P1"><text:span text:style-name="T11">Stage – DMX, HDMI, XLR</text:span></text:p>
          </draw:text-box>
        </draw:frame>
        <draw:custom-shape draw:name="Rechteck 3" draw:style-name="gr2" draw:text-style-name="P3" draw:layer="layout" svg:width="13.525cm" svg:height="4.582cm" svg:x="6.136cm" svg:y="4.521cm">
          <text:p/>
          <draw:enhanced-geometry svg:viewBox="0 0 21600 21600" draw:type="non-primitive" draw:enhanced-path="M 0 0 L 21600 0 21600 21600 0 21600 Z N"/>
        </draw:custom-shape>
        <draw:custom-shape draw:name="Rechteck 4" draw:style-name="gr3" draw:text-style-name="P3" draw:layer="layout" svg:width="13.525cm" svg:height="3.429cm" svg:x="6.136cm" svg:y="9.438cm">
          <text:p/>
          <draw:enhanced-geometry svg:viewBox="0 0 21600 21600" draw:type="non-primitive" draw:enhanced-path="M 0 0 L 21600 0 21600 21600 0 21600 Z N"/>
        </draw:custom-shape>
        <draw:custom-shape draw:name="Ellipse 5" draw:style-name="gr4" draw:text-style-name="P4" draw:layer="layout" svg:width="0.486cm" svg:height="0.486cm" svg:x="9.273cm" svg:y="4.81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8.5cm" svg:y="3.752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1.6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1.8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4.2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4.498cm" svg:y="3.755cm">
          <draw:text-box>
            <text:p text:style-name="P5"><text:span text:style-name="T2">Tree</text:span></text:p>
          </draw:text-box>
        </draw:frame>
        <draw:custom-shape draw:name="Ellipse 5" draw:style-name="gr4" draw:text-style-name="P4" draw:layer="layout" svg:width="0.486cm" svg:height="0.486cm" svg:x="17.371cm" svg:y="4.8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7.598cm" svg:y="3.755cm">
          <draw:text-box>
            <text:p text:style-name="P5"><text:span text:style-name="T2">Tree</text:span></text:p>
          </draw:text-box>
        </draw:frame>
        <draw:custom-shape draw:name="Ellipse 5" draw:style-name="gr6" draw:text-style-name="P4" draw:layer="layout" svg:width="1.6cm" svg:height="1.6cm" svg:x="7.2cm" svg:y="9.7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Ellipse 5" draw:style-name="gr6" draw:text-style-name="P4" draw:layer="layout" svg:width="1.6cm" svg:height="1.6cm" svg:x="17.803cm" svg:y="10.00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Gleichschenkliges Dreieck 7" draw:style-name="gr7" draw:text-style-name="P4" draw:layer="layout" svg:width="1.797cm" svg:height="1.549cm" svg:x="16.496cm" svg:y="7.303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name="Textfeld 15" draw:style-name="gr67" draw:text-style-name="P6" draw:layer="layout" svg:width="2.414cm" svg:height="0.8cm" svg:x="17.886cm" svg:y="7.8cm">
          <draw:text-box>
            <text:p text:style-name="P5"><text:span text:style-name="T2">Tripod</text:span></text:p>
          </draw:text-box>
        </draw:frame>
        <draw:custom-shape draw:style-name="gr9" draw:text-style-name="P7" draw:layer="layout" svg:width="3cm" svg:height="0.8cm" svg:x="11.6cm" svg:y="14.6cm">
          <text:p/>
          <draw:enhanced-geometry svg:viewBox="0 0 21600 21600" draw:type="rectangle" draw:enhanced-path="M 0 0 L 21600 0 21600 21600 0 21600 0 0 Z N"/>
        </draw:custom-shape>
        <draw:frame draw:name="Textfeld 13" draw:style-name="gr10" draw:text-style-name="P6" draw:layer="layout" svg:width="1.626cm" svg:height="0.762cm" svg:x="14.774cm" svg:y="14.6cm">
          <draw:text-box>
            <text:p text:style-name="P5"><text:span text:style-name="T2">FOH</text:span></text:p>
          </draw:text-box>
        </draw:frame>
        <draw:custom-shape draw:name="Ellipse 5" draw:style-name="gr11" draw:text-style-name="P4" draw:layer="layout" svg:width="0.327cm" svg:height="0.327cm" svg:x="6.673cm" svg:y="5.91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5.5cm" svg:y="5.951cm">
          <draw:text-box>
            <text:p text:style-name="P5"><text:span text:style-name="T2">Lamp</text:span></text:p>
          </draw:text-box>
        </draw:frame>
        <draw:custom-shape draw:name="Ellipse 5" draw:style-name="gr11" draw:text-style-name="P4" draw:layer="layout" svg:width="0.327cm" svg:height="0.327cm" svg:x="18.176cm" svg:y="6.41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16.774cm" svg:y="6.186cm">
          <draw:text-box>
            <text:p text:style-name="P5"><text:span text:style-name="T2">Lamp</text:span></text:p>
          </draw:text-box>
        </draw:frame>
        <draw:custom-shape draw:name="Ellipse 5" draw:style-name="gr11" draw:text-style-name="P4" draw:layer="layout" svg:width="0.327cm" svg:height="0.327cm" svg:x="8.373cm" svg:y="11.61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feld 13" draw:style-name="gr5" draw:text-style-name="P6" draw:layer="layout" svg:width="1.626cm" svg:height="0.769cm" svg:x="7.2cm" svg:y="11.849cm">
          <draw:text-box>
            <text:p text:style-name="P5"><text:span text:style-name="T2">Lamp</text:span></text:p>
          </draw:text-box>
        </draw:frame>
        <draw:custom-shape draw:style-name="gr68" draw:text-style-name="P26" draw:layer="layout" svg:width="0.4cm" svg:height="0.6cm" draw:transform="rotate (-0.51696652444072) translate (8.652cm 1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8" draw:layer="layout" svg:width="5.2cm" svg:height="2.2cm" svg:x="10.4cm" svg:y="6.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8" draw:layer="layout" svg:width="2.2cm" svg:height="3.81cm" svg:x="6.8cm" svg:y="6.3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name="Textfeld 13" draw:style-name="gr14" draw:text-style-name="P9" draw:layer="layout" svg:width="2.999cm" svg:height="1.269cm" svg:x="3.2cm" svg:y="9.6cm">
          <draw:text-box>
            <text:p text:style-name="P5"><text:span text:style-name="T3">Stage aerial strapes</text:span></text:p>
          </draw:text-box>
        </draw:frame>
        <draw:frame draw:name="Textfeld 13" draw:style-name="gr15" draw:text-style-name="P9" draw:layer="layout" svg:width="2.999cm" svg:height="0.762cm" svg:x="6.602cm" svg:y="6.34cm">
          <draw:text-box>
            <text:p text:style-name="P5"><text:span text:style-name="T3">Stage left</text:span></text:p>
          </draw:text-box>
        </draw:frame>
        <draw:frame draw:name="Textfeld 13" draw:style-name="gr15" draw:text-style-name="P9" draw:layer="layout" svg:width="2.999cm" svg:height="0.762cm" svg:x="10.603cm" svg:y="6.34cm">
          <draw:text-box>
            <text:p text:style-name="P5"><text:span text:style-name="T3">Stage center</text:span></text:p>
          </draw:text-box>
        </draw:frame>
        <draw:custom-shape draw:style-name="gr16" draw:text-style-name="P8" draw:layer="layout" svg:width="3.008cm" svg:height="2.81cm" svg:x="15.2cm" svg:y="6.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8" draw:layer="layout" svg:width="1.8cm" svg:height="2.2cm" svg:x="5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feld 13" draw:style-name="gr15" draw:text-style-name="P9" draw:layer="layout" svg:width="2.999cm" svg:height="0.762cm" svg:x="15.304cm" svg:y="6.84cm">
          <draw:text-box>
            <text:p text:style-name="P5"><text:span text:style-name="T3">Stage right</text:span></text:p>
          </draw:text-box>
        </draw:frame>
        <draw:custom-shape draw:style-name="gr69" draw:text-style-name="P26" draw:layer="layout" svg:width="0.6cm" svg:height="0.4cm" svg:x="9.337cm" svg:y="11.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0.6cm" svg:height="0.4cm" svg:x="12.899cm" svg:y="12.499cm">
          <text:p/>
          <draw:enhanced-geometry svg:viewBox="0 0 21600 21600" draw:type="rectangle" draw:enhanced-path="M 0 0 L 21600 0 21600 21600 0 21600 0 0 Z N"/>
        </draw:custom-shape>
        <draw:frame draw:name="Textfeld 13" draw:style-name="gr43" draw:text-style-name="P27" draw:layer="layout" svg:width="2.563cm" svg:height="0.762cm" svg:x="9.037cm" svg:y="12.139cm">
          <draw:text-box>
            <text:p text:style-name="P5"><text:span text:style-name="T12">Projector 1</text:span></text:p>
          </draw:text-box>
        </draw:frame>
        <draw:frame draw:name="Textfeld 13" draw:style-name="gr43" draw:text-style-name="P27" draw:layer="layout" svg:width="2.563cm" svg:height="0.762cm" svg:x="12.6cm" svg:y="12.838cm">
          <draw:text-box>
            <text:p text:style-name="P5"><text:span text:style-name="T12">Projector 2</text:span></text:p>
          </draw:text-box>
        </draw:frame>
        <draw:custom-shape draw:style-name="gr68" draw:text-style-name="P26" draw:layer="layout" svg:width="0.4cm" svg:height="0.6cm" draw:transform="rotate (-1.33116262049608) translate (9.166cm 11.39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8" draw:text-style-name="P26" draw:layer="layout" svg:width="0.4cm" svg:height="0.6cm" draw:transform="rotate (0.0275762021815104) translate (12.314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8" draw:text-style-name="P26" draw:layer="layout" svg:width="0.4cm" svg:height="0.6cm" draw:transform="rotate (2.89619936075939) translate (8.854cm 10.1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8" draw:text-style-name="P26" draw:layer="layout" svg:width="0.4cm" svg:height="0.6cm" draw:transform="rotate (0.482932604026831) translate (7.805cm 9.89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8" draw:text-style-name="P26" draw:layer="layout" svg:width="0.4cm" svg:height="0.6cm" draw:transform="rotate (0.508414411105948) translate (7.144cm 9.97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8" draw:text-style-name="P26" draw:layer="layout" svg:width="0.4cm" svg:height="0.6cm" draw:transform="rotate (0.826936999594913) translate (7.725cm 11.43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70" draw:text-style-name="P28" draw:layer="layout" svg:width="0.393cm" svg:height="0.36cm" draw:transform="rotate (-1.36886173233915) translate (7.706cm 10.5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71" draw:text-style-name="P26" draw:layer="layout" svg:width="0.4cm" svg:height="0.347cm" draw:transform="rotate (3.03792009602133) translate (18.367cm 7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1" draw:text-style-name="P8" draw:layer="layout" svg:width="4.082cm" svg:height="0.2cm" draw:transform="rotate (-0.822573676464927) translate (15.088cm 7.3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Textfeld 13" draw:style-name="gr14" draw:text-style-name="P9" draw:layer="layout" svg:width="2.999cm" svg:height="1.269cm" svg:x="15.001cm" svg:y="9.132cm">
          <draw:text-box>
            <text:p text:style-name="P5"><text:span text:style-name="T3">(Projection mapping)</text:span></text:p>
          </draw:text-box>
        </draw:frame>
        <draw:custom-shape draw:style-name="gr69" draw:text-style-name="P26" draw:layer="layout" svg:width="0.6cm" svg:height="0.4cm" svg:x="14.524cm" svg:y="9.816cm">
          <text:p/>
          <draw:enhanced-geometry svg:viewBox="0 0 21600 21600" draw:type="rectangle" draw:enhanced-path="M 0 0 L 21600 0 21600 21600 0 21600 0 0 Z N"/>
        </draw:custom-shape>
        <draw:frame draw:name="Textfeld 13" draw:style-name="gr50" draw:text-style-name="P27" draw:layer="layout" svg:width="2.843cm" svg:height="1.269cm" svg:x="11.8cm" svg:y="9.655cm">
          <draw:text-box>
            <text:p text:style-name="P5"><text:span text:style-name="T12">(Projector 3)</text:span></text:p>
          </draw:text-box>
        </draw:frame>
        <draw:custom-shape draw:name="Gleichschenkliges Dreieck 22" draw:style-name="gr58" draw:text-style-name="P28" draw:layer="layout" svg:width="0.393cm" svg:height="0.595cm" draw:transform="rotate (-0.138230076757951) translate (6.5cm 5.95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8" draw:text-style-name="P28" draw:layer="layout" svg:width="0.393cm" svg:height="0.595cm" draw:transform="rotate (-0.138230076757951) translate (6.157cm 5.95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68" draw:text-style-name="P26" draw:layer="layout" svg:width="0.4cm" svg:height="0.6cm" draw:transform="rotate (0.0275762021815104) translate (13.715cm 12.1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Gleichschenkliges Dreieck 22" draw:style-name="gr58" draw:text-style-name="P28" draw:layer="layout" svg:width="0.393cm" svg:height="0.595cm" draw:transform="rotate (-0.310843139780191) translate (18.686cm 6.126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8" draw:text-style-name="P28" draw:layer="layout" svg:width="0.393cm" svg:height="0.595cm" draw:transform="rotate (-0.310843139780191) translate (18.99cm 6.039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8" draw:text-style-name="P28" draw:layer="layout" svg:width="0.393cm" svg:height="0.595cm" draw:transform="rotate (-0.310843139780191) translate (19.294cm 5.952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Gleichschenkliges Dreieck 22" draw:style-name="gr58" draw:text-style-name="P28" draw:layer="layout" svg:width="0.393cm" svg:height="0.595cm" draw:transform="rotate (-0.138230076757951) translate (4.611cm 5.8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style-name="gr68" draw:text-style-name="P26" draw:layer="layout" svg:width="0.4cm" svg:height="0.6cm" draw:transform="rotate (0.593411945678072) translate (8.733cm 10.50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2" draw:text-style-name="P8" draw:layer="layout" svg:x1="22cm" svg:y1="1.661cm" svg:x2="22.806cm" svg:y2="1.661cm">
          <text:p/>
        </draw:line>
        <draw:frame draw:name="Textfeld 13" draw:style-name="gr54" draw:text-style-name="P25" draw:layer="layout" svg:width="3.291cm" svg:height="0.762cm" svg:x="22.806cm" svg:y="1.2cm">
          <draw:text-box>
            <text:p text:style-name="P5"><text:span text:style-name="T6">DMX</text:span></text:p>
          </draw:text-box>
        </draw:frame>
        <draw:line draw:style-name="gr72" draw:text-style-name="P8" draw:layer="layout" svg:x1="12.453cm" svg:y1="12.6cm" svg:x2="12.453cm" svg:y2="15cm">
          <text:p/>
        </draw:line>
        <draw:line draw:style-name="gr73" draw:text-style-name="P8" draw:layer="layout" svg:x1="22.027cm" svg:y1="2.261cm" svg:x2="22.833cm" svg:y2="2.261cm">
          <text:p/>
        </draw:line>
        <draw:frame draw:name="Textfeld 13" draw:style-name="gr54" draw:text-style-name="P25" draw:layer="layout" svg:width="3.291cm" svg:height="0.762cm" svg:x="22.833cm" svg:y="1.8cm">
          <draw:text-box>
            <text:p text:style-name="P5"><text:span text:style-name="T6">XLR</text:span></text:p>
          </draw:text-box>
        </draw:frame>
        <draw:line draw:style-name="gr74" draw:text-style-name="P8" draw:layer="layout" svg:x1="22.027cm" svg:y1="2.762cm" svg:x2="22.833cm" svg:y2="2.762cm">
          <text:p/>
        </draw:line>
        <draw:frame draw:name="Textfeld 13" draw:style-name="gr54" draw:text-style-name="P25" draw:layer="layout" svg:width="3.291cm" svg:height="0.762cm" svg:x="22.833cm" svg:y="2.4cm">
          <draw:text-box>
            <text:p text:style-name="P5"><text:span text:style-name="T6">HDMI</text:span></text:p>
          </draw:text-box>
        </draw:frame>
        <draw:line draw:style-name="gr72" draw:text-style-name="P8" draw:layer="layout" svg:x1="12.6cm" svg:y1="12.6cm" svg:x2="13.8cm" svg:y2="12.6cm">
          <text:p/>
        </draw:line>
        <draw:frame draw:style-name="gr75" draw:text-style-name="P31" draw:layer="layout" svg:width="0.891cm" svg:height="0.645cm" svg:x="12cm" svg:y="14.955cm">
          <draw:text-box>
            <text:p><text:span text:style-name="T14">15</text:span></text:p>
          </draw:text-box>
        </draw:frame>
        <draw:line draw:style-name="gr72" draw:text-style-name="P8" draw:layer="layout" svg:x1="8.4cm" svg:y1="12.867cm" svg:x2="14cm" svg:y2="12.838cm">
          <text:p/>
        </draw:line>
        <draw:frame draw:style-name="gr75" draw:text-style-name="P31" draw:layer="layout" svg:width="0.891cm" svg:height="0.645cm" svg:x="12.909cm" svg:y="11.755cm">
          <draw:text-box>
            <text:p><text:span text:style-name="T14">2</text:span></text:p>
          </draw:text-box>
        </draw:frame>
        <draw:frame draw:style-name="gr75" draw:text-style-name="P31" draw:layer="layout" svg:width="0.891cm" svg:height="0.645cm" svg:x="10.332cm" svg:y="12.855cm">
          <draw:text-box>
            <text:p><text:span text:style-name="T14">20</text:span></text:p>
          </draw:text-box>
        </draw:frame>
        <draw:line draw:style-name="gr72" draw:text-style-name="P8" draw:layer="layout" svg:x1="8.437cm" svg:y1="11.719cm" svg:x2="8.437cm" svg:y2="12.959cm">
          <text:p/>
        </draw:line>
        <draw:line draw:style-name="gr72" draw:text-style-name="P8" draw:layer="layout" svg:x1="8.783cm" svg:y1="11.503cm" svg:x2="8.8cm" svg:y2="12.303cm">
          <text:p/>
        </draw:line>
        <draw:line draw:style-name="gr72" draw:text-style-name="P8" draw:layer="layout" svg:x1="9.084cm" svg:y1="11.154cm" svg:x2="9.101cm" svg:y2="11.954cm">
          <text:p/>
        </draw:line>
        <draw:frame draw:style-name="gr75" draw:text-style-name="P31" draw:layer="layout" svg:width="0.891cm" svg:height="0.645cm" svg:x="9.101cm" svg:y="11.211cm">
          <draw:text-box>
            <text:p><text:span text:style-name="T14">1</text:span></text:p>
          </draw:text-box>
        </draw:frame>
        <draw:frame draw:style-name="gr75" draw:text-style-name="P31" draw:layer="layout" svg:width="0.891cm" svg:height="0.645cm" svg:x="8.71cm" svg:y="11.856cm">
          <draw:text-box>
            <text:p><text:span text:style-name="T14">1</text:span></text:p>
          </draw:text-box>
        </draw:frame>
        <draw:line draw:style-name="gr72" draw:text-style-name="P8" draw:layer="layout" svg:x1="8.437cm" svg:y1="10.072cm" svg:x2="8.437cm" svg:y2="11.312cm">
          <text:p/>
        </draw:line>
        <draw:frame draw:style-name="gr75" draw:text-style-name="P31" draw:layer="layout" svg:width="0.891cm" svg:height="0.645cm" svg:x="8.309cm" svg:y="10.279cm">
          <draw:text-box>
            <text:p><text:span text:style-name="T14">10</text:span></text:p>
          </draw:text-box>
        </draw:frame>
        <draw:frame draw:style-name="gr75" draw:text-style-name="P31" draw:layer="layout" svg:width="0.891cm" svg:height="0.645cm" svg:x="9.102cm" svg:y="9.512cm">
          <draw:text-box>
            <text:p><text:span text:style-name="T14">2</text:span></text:p>
          </draw:text-box>
        </draw:frame>
        <draw:line draw:style-name="gr72" draw:text-style-name="P8" draw:layer="layout" svg:x1="9.184cm" svg:y1="9.854cm" svg:x2="9.201cm" svg:y2="10.654cm">
          <text:p/>
        </draw:line>
        <draw:line draw:style-name="gr72" draw:text-style-name="P8" draw:layer="layout" svg:x1="7.6cm" svg:y1="9.703cm" svg:x2="8.8cm" svg:y2="9.703cm">
          <text:p/>
        </draw:line>
        <draw:frame draw:style-name="gr75" draw:text-style-name="P31" draw:layer="layout" svg:width="0.891cm" svg:height="0.645cm" svg:x="7.703cm" svg:y="9.013cm">
          <draw:text-box>
            <text:p><text:span text:style-name="T14">5</text:span></text:p>
          </draw:text-box>
        </draw:frame>
        <draw:line draw:style-name="gr72" draw:text-style-name="P8" draw:layer="layout" svg:x1="7.2cm" svg:y1="10.2cm" svg:x2="8.153cm" svg:y2="10.2cm">
          <text:p/>
        </draw:line>
        <draw:frame draw:style-name="gr75" draw:text-style-name="P31" draw:layer="layout" svg:width="0.891cm" svg:height="0.645cm" svg:x="7.61cm" svg:y="9.656cm">
          <draw:text-box>
            <text:p><text:span text:style-name="T14">2</text:span></text:p>
          </draw:text-box>
        </draw:frame>
        <draw:line draw:style-name="gr72" draw:text-style-name="P8" draw:layer="layout" svg:x1="7.285cm" svg:y1="10.505cm" svg:x2="7.302cm" svg:y2="11.305cm">
          <text:p/>
        </draw:line>
        <draw:frame draw:style-name="gr75" draw:text-style-name="P31" draw:layer="layout" svg:width="0.891cm" svg:height="0.645cm" svg:x="6.604cm" svg:y="10.714cm">
          <draw:text-box>
            <text:p><text:span text:style-name="T14">5</text:span></text:p>
          </draw:text-box>
        </draw:frame>
        <draw:line draw:style-name="gr72" draw:text-style-name="P8" draw:layer="layout" svg:x1="7.654cm" svg:y1="10.9cm" svg:x2="8.154cm" svg:y2="10.9cm">
          <text:p/>
        </draw:line>
        <draw:line draw:style-name="gr72" draw:text-style-name="P8" draw:layer="layout" svg:x1="8.137cm" svg:y1="10.925cm" svg:x2="8.137cm" svg:y2="13.025cm">
          <text:p/>
        </draw:line>
        <draw:line draw:style-name="gr72" draw:text-style-name="P8" draw:layer="layout" svg:x1="5.9cm" svg:y1="13cm" svg:x2="8.1cm" svg:y2="13cm">
          <text:p/>
        </draw:line>
        <draw:line draw:style-name="gr72" draw:text-style-name="P8" draw:layer="layout" svg:x1="5.937cm" svg:y1="10.2cm" svg:x2="5.937cm" svg:y2="12.978cm">
          <text:p/>
        </draw:line>
        <draw:frame draw:style-name="gr75" draw:text-style-name="P31" draw:layer="layout" svg:width="0.891cm" svg:height="0.645cm" svg:x="6.509cm" svg:y="13cm">
          <draw:text-box>
            <text:p><text:span text:style-name="T14">20</text:span></text:p>
          </draw:text-box>
        </draw:frame>
        <draw:line draw:style-name="gr72" draw:text-style-name="P8" draw:layer="layout" svg:x1="5.9cm" svg:y1="6.4cm" svg:x2="5.9cm" svg:y2="9.831cm">
          <text:p/>
        </draw:line>
        <draw:frame draw:style-name="gr75" draw:text-style-name="P31" draw:layer="layout" svg:width="0.891cm" svg:height="0.645cm" svg:x="5.2cm" svg:y="6.755cm">
          <draw:text-box>
            <text:p><text:span text:style-name="T14">20</text:span></text:p>
          </draw:text-box>
        </draw:frame>
        <draw:frame draw:style-name="gr75" draw:text-style-name="P31" draw:layer="layout" svg:width="0.891cm" svg:height="0.645cm" svg:x="5.509cm" svg:y="5cm">
          <draw:text-box>
            <text:p><text:span text:style-name="T14">1</text:span></text:p>
          </draw:text-box>
        </draw:frame>
        <draw:frame draw:style-name="gr75" draw:text-style-name="P31" draw:layer="layout" svg:width="0.891cm" svg:height="0.645cm" svg:x="17.317cm" svg:y="7.647cm">
          <draw:text-box>
            <text:p><text:span text:style-name="T14">1</text:span></text:p>
          </draw:text-box>
        </draw:frame>
        <draw:line draw:style-name="gr72" draw:text-style-name="P8" draw:layer="layout" svg:x1="5.356cm" svg:y1="5.645cm" svg:x2="6.309cm" svg:y2="5.645cm">
          <text:p/>
        </draw:line>
        <draw:line draw:style-name="gr72" draw:text-style-name="P8" draw:layer="layout" svg:x1="6.6cm" svg:y1="5.645cm" svg:x2="7.553cm" svg:y2="5.645cm">
          <text:p/>
        </draw:line>
        <draw:line draw:style-name="gr72" draw:text-style-name="P8" draw:layer="layout" svg:x1="5.4cm" svg:y1="5.969cm" svg:x2="5.4cm" svg:y2="13.6cm">
          <text:p/>
        </draw:line>
        <draw:line draw:style-name="gr72" draw:text-style-name="P8" draw:layer="layout" svg:x1="5.8cm" svg:y1="13.629cm" svg:x2="18.2cm" svg:y2="13.6cm">
          <text:p/>
        </draw:line>
        <draw:frame draw:style-name="gr75" draw:text-style-name="P31" draw:layer="layout" svg:width="0.891cm" svg:height="0.645cm" svg:x="17.109cm" svg:y="13.11cm">
          <draw:text-box>
            <text:p><text:span text:style-name="T14">20</text:span></text:p>
          </draw:text-box>
        </draw:frame>
        <draw:line draw:style-name="gr72" draw:text-style-name="P8" draw:layer="layout" svg:x1="18.4cm" svg:y1="13.6cm" svg:x2="19.8cm" svg:y2="13.6cm">
          <text:p/>
        </draw:line>
        <draw:line draw:style-name="gr72" draw:text-style-name="P8" draw:layer="layout" svg:x1="19.8cm" svg:y1="7.4cm" svg:x2="19.8cm" svg:y2="13.6cm">
          <text:p/>
        </draw:line>
        <draw:frame draw:style-name="gr75" draw:text-style-name="P31" draw:layer="layout" svg:width="0.891cm" svg:height="0.645cm" svg:x="19.661cm" svg:y="12.155cm">
          <draw:text-box>
            <text:p><text:span text:style-name="T14">20</text:span></text:p>
          </draw:text-box>
        </draw:frame>
        <draw:line draw:style-name="gr72" draw:text-style-name="P8" draw:layer="layout" svg:x1="17.461cm" svg:y1="7.103cm" svg:x2="19.661cm" svg:y2="7.103cm">
          <text:p/>
        </draw:line>
        <draw:frame draw:style-name="gr75" draw:text-style-name="P31" draw:layer="layout" svg:width="0.891cm" svg:height="0.645cm" svg:x="18.662cm" svg:y="6.556cm">
          <draw:text-box>
            <text:p><text:span text:style-name="T14">20</text:span></text:p>
          </draw:text-box>
        </draw:frame>
        <draw:line draw:style-name="gr72" draw:text-style-name="P8" draw:layer="layout" svg:x1="17.414cm" svg:y1="7.303cm" svg:x2="19.614cm" svg:y2="7.303cm">
          <text:p/>
        </draw:line>
        <draw:frame draw:style-name="gr75" draw:text-style-name="P31" draw:layer="layout" svg:width="0.891cm" svg:height="0.645cm" svg:x="18.663cm" svg:y="7.357cm">
          <draw:text-box>
            <text:p><text:span text:style-name="T14">10</text:span></text:p>
          </draw:text-box>
        </draw:frame>
        <draw:line draw:style-name="gr72" draw:text-style-name="P8" draw:layer="layout" svg:x1="19.7cm" svg:y1="6.2cm" svg:x2="19.7cm" svg:y2="7.153cm">
          <text:p/>
        </draw:line>
        <draw:line draw:style-name="gr72" draw:text-style-name="P8" draw:layer="layout" svg:x1="18.4cm" svg:y1="6.186cm" svg:x2="19.7cm" svg:y2="6.2cm">
          <text:p/>
        </draw:line>
        <draw:line draw:style-name="gr74" draw:text-style-name="P8" draw:layer="layout" svg:x1="12.649cm" svg:y1="14.935cm" svg:x2="12.649cm" svg:y2="12.935cm">
          <text:p/>
        </draw:line>
        <draw:line draw:style-name="gr74" draw:text-style-name="P8" draw:layer="layout" svg:x1="12.653cm" svg:y1="13cm" svg:x2="13.853cm" svg:y2="13cm">
          <text:p/>
        </draw:line>
        <draw:frame draw:style-name="gr75" draw:text-style-name="P32" draw:layer="layout" svg:width="0.891cm" svg:height="0.645cm" svg:x="12.469cm" svg:y="13.598cm">
          <draw:text-box>
            <text:p><text:span text:style-name="T15">20</text:span></text:p>
          </draw:text-box>
        </draw:frame>
        <draw:line draw:style-name="gr74" draw:text-style-name="P8" draw:layer="layout" svg:x1="12.249cm" svg:y1="14.988cm" svg:x2="12.249cm" svg:y2="12.6cm">
          <text:p/>
        </draw:line>
        <draw:line draw:style-name="gr74" draw:text-style-name="P8" draw:layer="layout" svg:x1="8.6cm" svg:y1="12.618cm" svg:x2="12.314cm" svg:y2="12.6cm">
          <text:p/>
        </draw:line>
        <draw:line draw:style-name="gr74" draw:text-style-name="P8" draw:layer="layout" svg:x1="8.6cm" svg:y1="12.6cm" svg:x2="8.6cm" svg:y2="12cm">
          <text:p/>
        </draw:line>
        <draw:line draw:style-name="gr74" draw:text-style-name="P8" draw:layer="layout" svg:x1="8.583cm" svg:y1="12cm" svg:x2="9.783cm" svg:y2="12cm">
          <text:p/>
        </draw:line>
        <draw:frame draw:style-name="gr75" draw:text-style-name="P32" draw:layer="layout" svg:width="0.891cm" svg:height="0.645cm" svg:x="9.937cm" svg:y="11.755cm">
          <draw:text-box>
            <text:p><text:span text:style-name="T15">30</text:span></text:p>
          </draw:text-box>
        </draw:frame>
        <draw:line draw:style-name="gr73" draw:text-style-name="P8" draw:layer="layout" svg:x1="8.3cm" svg:y1="10.6cm" svg:x2="8.3cm" svg:y2="13.9cm">
          <text:p/>
        </draw:line>
        <draw:line draw:style-name="gr73" draw:text-style-name="P8" draw:layer="layout" svg:x1="8.352cm" svg:y1="13.818cm" svg:x2="12.066cm" svg:y2="13.8cm">
          <text:p/>
        </draw:line>
        <draw:line draw:style-name="gr73" draw:text-style-name="P8" draw:layer="layout" svg:x1="12.066cm" svg:y1="13.8cm" svg:x2="12.066cm" svg:y2="14.9cm">
          <text:p/>
        </draw:line>
        <draw:frame draw:style-name="gr75" draw:text-style-name="P33" draw:layer="layout" svg:width="0.891cm" svg:height="0.645cm" svg:x="10.2cm" svg:y="13.818cm">
          <draw:text-box>
            <text:p><text:span text:style-name="T16">30</text:span></text:p>
          </draw:text-box>
        </draw:frame>
        <draw:line draw:style-name="gr73" draw:text-style-name="P8" draw:layer="layout" svg:x1="13.2cm" svg:y1="13.818cm" svg:x2="20.6cm" svg:y2="13.8cm">
          <text:p/>
        </draw:line>
        <draw:line draw:style-name="gr73" draw:text-style-name="P8" draw:layer="layout" svg:x1="13.2cm" svg:y1="13.8cm" svg:x2="13.2cm" svg:y2="14.9cm">
          <text:p/>
        </draw:line>
        <draw:line draw:style-name="gr73" draw:text-style-name="P8" draw:layer="layout" svg:x1="20.6cm" svg:y1="10.518cm" svg:x2="20.6cm" svg:y2="13.818cm">
          <text:p/>
        </draw:line>
        <draw:line draw:style-name="gr73" draw:text-style-name="P8" draw:layer="layout" svg:x1="18.8cm" svg:y1="10.618cm" svg:x2="20.6cm" svg:y2="10.6cm">
          <text:p/>
        </draw:line>
        <draw:frame draw:style-name="gr75" draw:text-style-name="P33" draw:layer="layout" svg:width="0.891cm" svg:height="0.645cm" svg:x="20.709cm" svg:y="12.955cm">
          <draw:text-box>
            <text:p><text:span text:style-name="T16">30</text:span></text:p>
          </draw:text-box>
        </draw:frame>
        <draw:frame draw:style-name="gr75" draw:text-style-name="P31" draw:layer="layout" svg:width="0.891cm" svg:height="0.645cm" svg:x="16.165cm" svg:y="7.602cm">
          <draw:text-box>
            <text:p><text:span text:style-name="T14">1</text:span></text:p>
          </draw:text-box>
        </draw:frame>
        <draw:frame draw:style-name="gr75" draw:text-style-name="P31" draw:layer="layout" svg:width="0.891cm" svg:height="0.645cm" svg:x="6.363cm" svg:y="5.027cm">
          <draw:text-box>
            <text:p><text:span text:style-name="T14">1</text:span></text:p>
          </draw:text-box>
        </draw:frame>
        <draw:line draw:style-name="gr72" draw:text-style-name="P8" draw:layer="layout" svg:x1="15.903cm" svg:y1="8.247cm" svg:x2="16.856cm" svg:y2="8.247cm">
          <text:p/>
        </draw:line>
        <draw:line draw:style-name="gr72" draw:text-style-name="P8" draw:layer="layout" svg:x1="17.056cm" svg:y1="8.292cm" svg:x2="18.009cm" svg:y2="8.292cm">
          <text:p/>
        </draw:line>
        <draw:frame draw:name="Textfeld 13" draw:style-name="gr76" draw:text-style-name="P25" draw:layer="layout" svg:width="3.77cm" svg:height="8.874cm" svg:x="21.909cm" svg:y="4.4cm">
          <draw:text-box>
            <text:p text:style-name="P5"><text:span text:style-name="T6">Estimation length</text:span></text:p>
            <text:p text:style-name="P5"><text:span text:style-name="T6"/></text:p>
            <text:p text:style-name="P5"><text:span text:style-name="T17">DMX:</text:span></text:p>
            <text:p text:style-name="P5"><text:span text:style-name="T5">6x 1 m</text:span></text:p>
            <text:p text:style-name="P5"><text:span text:style-name="T5">3x 2 m</text:span></text:p>
            <text:p text:style-name="P5"><text:span text:style-name="T5">2x 5m</text:span></text:p>
            <text:p text:style-name="P5"><text:span text:style-name="T5">2x 10 m</text:span></text:p>
            <text:p text:style-name="P5"><text:span text:style-name="T5">1x 15 m</text:span></text:p>
            <text:p text:style-name="P5"><text:span text:style-name="T5">6x 20 m</text:span></text:p>
            <text:p text:style-name="P5"><text:span text:style-name="T17"/></text:p>
            <text:p text:style-name="P5"><text:span text:style-name="T17">XLR</text:span></text:p>
            <text:p text:style-name="P5"><text:span text:style-name="T5">2x 30 m</text:span></text:p>
            <text:p text:style-name="P5"><text:span text:style-name="T5"/></text:p>
            <text:p text:style-name="P5"><text:span text:style-name="T17"/></text:p>
            <text:p text:style-name="P5"><text:span text:style-name="T17">HDMI:</text:span></text:p>
            <text:p text:style-name="P5"><text:span text:style-name="T5">1x 20 m</text:span></text:p>
            <text:p text:style-name="P5"><text:span text:style-name="T5">1x 30 m</text:span></text:p>
          </draw:text-box>
        </draw:frame>
        <presentation:notes draw:style-name="dp2">
          <draw:frame draw:name="Foliennummernplatzhalter 6" draw:style-name="gr18" draw:text-style-name="P11" draw:layer="layout" svg:width="9.113cm" svg:height="1.484cm" svg:x="11.886cm" svg:y="28.215cm">
            <draw:text-box>
              <text:p text:style-name="P10"><text:span text:style-name="T4"><text:page-number>&lt;Foliennummer&gt;</text:page-number></text:span></text:p>
            </draw:text-box>
          </draw:frame>
          <draw:page-thumbnail draw:name="Folienbildplatzhalter 1" draw:style-name="gr19" draw:layer="layout" svg:width="19.791cm" svg:height="11.135cm" svg:x="0.604cm" svg:y="2.258cm" draw:page-number="6" presentation:class="page"/>
          <draw:frame draw:name="Notizenplatzhalter 2"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881" svg:viewBox="0 0 20 30" svg:d="M10 0l-10 30h20z"/>
    <draw:marker draw:name="a882" svg:viewBox="0 0 20 30" svg:d="M10 0l-10 30h20z"/>
    <draw:marker draw:name="a899" svg:viewBox="0 0 20 30" svg:d="M10 0l-10 30h20z"/>
    <draw:marker draw:name="a900" svg:viewBox="0 0 20 30" svg:d="M10 0l-10 30h20z"/>
    <draw:marker draw:name="a912" svg:viewBox="0 0 20 30" svg:d="M10 0l-10 30h20z"/>
    <draw:marker draw:name="a913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 style:shrink-to-fit="tru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 style:shrink-to-fit="true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612cm" svg:height="4.842cm" svg:x="1.468cm" svg:y="3.814cm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9.798cm" svg:height="11.136cm" svg:x="0.6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Mastertitelformat bearbeiten</text:span></text:p>
        </draw:text-box>
      </draw:frame>
      <draw:frame draw:name="Untertitel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Master-Untertitelformat bearbeiten</text:span></text:p>
        </draw:text-box>
      </draw:frame>
      <draw:frame draw:name="Datumsplatzhalter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9.798cm" svg:height="11.136cm" svg:x="0.6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9.798cm" svg:height="11.136cm" svg:x="0.6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frame draw:name="Titel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Mastertitelformat bearbeiten</text:span></text:p>
        </draw:text-box>
      </draw:frame>
      <draw:frame draw:name="Textplatzhalter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3-secHead-Abschnitts-title" draw:layer="backgroundobjects" svg:width="19.798cm" svg:height="11.136cm" svg:x="0.6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9.798cm" svg:height="11.136cm" svg:x="0.6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Mastertitelformat bearbeiten</text:span></text:p>
        </draw:text-box>
      </draw:frame>
      <draw:frame draw:name="Textplatzhalter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9.798cm" svg:height="11.136cm" svg:x="0.6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Mastertitelformat bearbeiten</text:span></text:p>
        </draw:text-box>
      </draw:frame>
      <draw:frame draw:name="Datumsplatzhalter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9.798cm" svg:height="11.136cm" svg:x="0.6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draw:frame presentation:style-name="Master1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1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9.798cm" svg:height="11.136cm" svg:x="0.6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Mastertitelformat bearbeiten</text:span></text:p>
        </draw:text-box>
      </draw:frame>
      <draw:frame draw:name="Inhaltsplatzhalt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Mastertextformat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9.798cm" svg:height="11.136cm" svg:x="0.6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Mastertitelformat bearbeiten</text:span></text:p>
        </draw:text-box>
      </draw:frame>
      <draw:frame draw:name="Bildplatzhalt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9.798cm" svg:height="11.136cm" svg:x="0.6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9.798cm" svg:height="11.136cm" svg:x="0.6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9.798cm" svg:height="11.136cm" svg:x="0.6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owerPoint-Präsentation</dc:title>
    <meta:initial-creator>johann</meta:initial-creator>
    <meta:creation-date>2019-09-13T09:24:36Z</meta:creation-date>
    <dc:date>2019-10-07T20:56:49.286835916</dc:date>
    <meta:editing-cycles>22</meta:editing-cycles>
    <meta:editing-duration>PT19H57M25S</meta:editing-duration>
    <meta:document-statistic meta:object-count="642"/>
  </office:meta>
</office:document-meta>
</file>